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62400001C53710A44D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6.8424in" fo:margin-left="0in" table:align="left"/>
    </style:style>
    <style:style style:name="Table1.A" style:family="table-column">
      <style:table-column-properties style:column-width="1.0118in"/>
    </style:style>
    <style:style style:name="Table1.B" style:family="table-column">
      <style:table-column-properties style:column-width="2.1882in"/>
    </style:style>
    <style:style style:name="Table1.C" style:family="table-column">
      <style:table-column-properties style:column-width="1.1153in"/>
    </style:style>
    <style:style style:name="Table1.D" style:family="table-column">
      <style:table-column-properties style:column-width="1.2632in"/>
    </style:style>
    <style:style style:name="Table1.E" style:family="table-column">
      <style:table-column-properties style:column-width="1.2639in"/>
    </style:style>
    <style:style style:name="Table1.A1" style:family="table-cell">
      <style:table-cell-properties fo:padding-left="0.075in" fo:padding-right="0.075in" fo:padding-top="0in" fo:padding-bottom="0in" fo:border="0.0069in solid #000000"/>
    </style:style>
    <style:style style:name="Table1.B2" style:family="table-cell">
      <style:table-cell-properties fo:background-color="#d9d9d9" fo:padding-left="0.075in" fo:padding-right="0.075in" fo:padding-top="0in" fo:padding-bottom="0in" fo:border="0.0069in solid #000000">
        <style:background-image/>
      </style:table-cell-properties>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color="#ff0000" fo:font-size="8pt" style:font-size-asian="8pt" style:font-size-complex="8pt"/>
    </style:style>
    <style:style style:name="P6" style:family="paragraph" style:parent-style-name="Standard">
      <style:paragraph-properties fo:margin-left="0.4902in" fo:margin-right="0in" fo:text-indent="0in" style:auto-text-indent="false">
        <style:tab-stops/>
      </style:paragraph-properties>
    </style:style>
    <style:style style:name="P7" style:family="paragraph" style:parent-style-name="Standard">
      <style:paragraph-properties fo:margin-left="0.4902in" fo:margin-right="0in" fo:text-indent="0.4902in" style:auto-text-indent="false" fo:background-color="#d9d9d9">
        <style:tab-stops/>
        <style:background-image/>
      </style:paragraph-properties>
      <style:text-properties style:font-name="Courier New" fo:font-size="10pt" style:font-size-asian="10pt" style:font-name-complex="Courier New" style:font-size-complex="10pt"/>
    </style:style>
    <style:style style:name="P8" style:family="paragraph" style:parent-style-name="Standard">
      <style:paragraph-properties fo:margin-left="0.4902in" fo:margin-right="0in" fo:text-indent="0.4902in" style:auto-text-indent="false" fo:background-color="#d9d9d9">
        <style:tab-stops/>
        <style:background-image/>
      </style:paragraph-properties>
    </style:style>
    <style:style style:name="P9" style:family="paragraph" style:parent-style-name="Standard">
      <style:paragraph-properties fo:margin-left="0.4902in" fo:margin-right="0in" fo:text-indent="0.4902in" style:auto-text-indent="false">
        <style:tab-stops/>
      </style:paragraph-properties>
    </style:style>
    <style:style style:name="P10" style:family="paragraph" style:parent-style-name="Standard">
      <style:paragraph-properties fo:margin-left="0.4902in" fo:margin-right="0in" fo:text-indent="0.4902in" style:auto-text-indent="false">
        <style:tab-stops/>
      </style:paragraph-properties>
      <style:text-properties style:font-name="Courier New" fo:font-size="10pt" style:font-size-asian="10pt" style:font-name-complex="Courier New" style:font-size-complex="10pt"/>
    </style:style>
    <style:style style:name="P11" style:family="paragraph" style:parent-style-name="Standard">
      <style:paragraph-properties fo:margin-left="0.9807in" fo:margin-right="0in" fo:text-indent="0.4902in" style:auto-text-indent="false" fo:background-color="#d9d9d9">
        <style:tab-stops/>
        <style:background-image/>
      </style:paragraph-properties>
      <style:text-properties style:font-name="Courier New" fo:font-size="10pt" style:font-size-asian="10pt" style:font-name-complex="Courier New" style:font-size-complex="10pt"/>
    </style:style>
    <style:style style:name="P12" style:family="paragraph" style:parent-style-name="Standard">
      <style:paragraph-properties fo:margin-left="0.9807in" fo:margin-right="0in" fo:text-indent="0.4902in" style:auto-text-indent="false" fo:background-color="#d9d9d9">
        <style:tab-stops/>
        <style:background-image/>
      </style:paragraph-properties>
    </style:style>
    <style:style style:name="P13" style:family="paragraph" style:parent-style-name="Standard">
      <style:paragraph-properties fo:margin-left="0.9807in" fo:margin-right="0in" fo:text-indent="0.4902in" style:auto-text-indent="false">
        <style:tab-stops/>
      </style:paragraph-properties>
    </style:style>
    <style:style style:name="P14" style:family="paragraph" style:parent-style-name="Standard">
      <style:paragraph-properties fo:margin-left="0.9807in" fo:margin-right="0in" fo:text-indent="0.4902in" style:auto-text-indent="false">
        <style:tab-stops/>
      </style:paragraph-properties>
      <style:text-properties style:font-name="Courier New" fo:font-size="10pt" style:font-size-asian="10pt" style:font-name-complex="Courier New" style:font-size-complex="10pt"/>
    </style:style>
    <style:style style:name="P15" style:family="paragraph" style:parent-style-name="Standard">
      <style:paragraph-properties fo:margin-left="0.9807in" fo:margin-right="0in" fo:text-indent="0.4902in" style:auto-text-indent="false" fo:background-color="#ffffff">
        <style:tab-stops/>
        <style:background-image/>
      </style:paragraph-properties>
      <style:text-properties style:font-name="Courier New" fo:font-size="10pt" style:font-size-asian="10pt" style:font-name-complex="Courier New" style:font-size-complex="10pt"/>
    </style:style>
    <style:style style:name="P16" style:family="paragraph" style:parent-style-name="Standard">
      <style:paragraph-properties fo:margin-left="2.9417in" fo:margin-right="0in" fo:text-indent="0.4902in" style:auto-text-indent="false">
        <style:tab-stops/>
      </style:paragraph-properties>
    </style:style>
    <style:style style:name="P17" style:family="paragraph" style:parent-style-name="Standard">
      <style:paragraph-properties fo:margin-left="3.4319in" fo:margin-right="0in" fo:text-indent="0in" style:auto-text-indent="false">
        <style:tab-stops/>
      </style:paragraph-properties>
    </style:style>
    <style:style style:name="P18" style:family="paragraph" style:parent-style-name="Standard">
      <style:paragraph-properties fo:margin-left="0.9807in" fo:margin-right="0in" fo:text-indent="0in" style:auto-text-indent="false">
        <style:tab-stops/>
      </style:paragraph-properties>
    </style:style>
    <style:style style:name="P19" style:family="paragraph" style:parent-style-name="Standard">
      <style:paragraph-properties fo:margin-left="0.7402in" fo:margin-right="0in" fo:text-indent="0in" style:auto-text-indent="false">
        <style:tab-stops/>
      </style:paragraph-properties>
    </style:style>
    <style:style style:name="P20" style:family="paragraph" style:parent-style-name="Standard">
      <style:paragraph-properties fo:margin-left="3.4319in" fo:margin-right="0in" fo:text-indent="0.4902in" style:auto-text-indent="false">
        <style:tab-stops/>
      </style:paragraph-properties>
      <style:text-properties style:font-name="Courier New" fo:font-size="10pt" style:font-size-asian="10pt" style:font-name-complex="Courier New" style:font-size-complex="10pt"/>
    </style:style>
    <style:style style:name="P21" style:family="paragraph" style:parent-style-name="Standard">
      <style:paragraph-properties fo:margin-left="0.9791in" fo:margin-right="0in" fo:text-indent="0in" style:auto-text-indent="false">
        <style:tab-stops/>
      </style:paragraph-properties>
    </style:style>
    <style:style style:name="P22" style:family="paragraph" style:parent-style-name="Standard">
      <style:paragraph-properties fo:margin-left="4.9028in" fo:margin-right="0in" fo:text-indent="-2.9425in" style:auto-text-indent="false">
        <style:tab-stops/>
      </style:paragraph-properties>
      <style:text-properties style:font-name="Courier New" fo:font-size="10pt" style:font-size-asian="10pt" style:font-name-complex="Courier New" style:font-size-complex="10pt"/>
    </style:style>
    <style:style style:name="P23" style:family="paragraph" style:parent-style-name="Standard">
      <style:paragraph-properties fo:margin-left="1.4709in" fo:margin-right="0in" fo:text-indent="0.4902in" style:auto-text-indent="false">
        <style:tab-stops/>
      </style:paragraph-properties>
      <style:text-properties style:font-name="Courier New" fo:font-size="10pt" style:font-size-asian="10pt" style:font-name-complex="Courier New" style:font-size-complex="10pt"/>
    </style:style>
    <style:style style:name="P24" style:family="paragraph" style:parent-style-name="Standard">
      <style:paragraph-properties fo:margin-left="0.4902in" fo:margin-right="0in" fo:text-indent="-0.25in" style:auto-text-indent="false">
        <style:tab-stops/>
      </style:paragraph-properties>
    </style:style>
    <style:style style:name="P25" style:family="paragraph" style:parent-style-name="Normal">
      <style:paragraph-properties fo:text-align="center" style:justify-single-word="false"/>
    </style:style>
    <style:style style:name="P26" style:family="paragraph" style:parent-style-name="Standard" style:master-page-name="MP0">
      <style:paragraph-properties fo:text-align="center" style:justify-single-word="false" style:page-number="auto" fo:break-before="page"/>
      <style:text-properties fo:font-size="20pt" fo:font-weight="bold" style:font-size-asian="20pt" style:font-weight-asian="bold" style:font-size-complex="20pt" style:font-weight-complex="bold"/>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4"/>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center" style:justify-single-word="false"/>
    </style:style>
    <style:style style:name="P32" style:family="paragraph" style:parent-style-name="Standard" style:list-style-name="L3">
      <style:paragraph-properties fo:margin-left="0.4902in" fo:margin-right="0in" fo:text-indent="0in" style:auto-text-indent="false">
        <style:tab-stops/>
      </style:paragraph-properties>
    </style:style>
    <style:style style:name="P33" style:family="paragraph" style:parent-style-name="Standard">
      <style:paragraph-properties fo:margin-left="0.9807in" fo:margin-right="0in" fo:text-indent="0in" style:auto-text-indent="false">
        <style:tab-stops/>
      </style:paragraph-properties>
    </style:style>
    <style:style style:name="P34" style:family="paragraph" style:parent-style-name="Heading_20_1">
      <style:text-properties style:font-name="Times New Roman" style:font-name-complex="Times New Roman"/>
    </style:style>
    <style:style style:name="P35" style:family="paragraph" style:parent-style-name="Heading_20_2">
      <style:text-properties style:font-name="Arial Narrow"/>
    </style:style>
    <style:style style:name="P36" style:family="paragraph" style:parent-style-name="TOC_20_2">
      <style:paragraph-properties>
        <style:tab-stops>
          <style:tab-stop style:position="6.5398in" style:type="right" style:leader-style="dotted" style:leader-text="."/>
        </style:tab-stops>
      </style:paragraph-properties>
    </style:style>
    <style:style style:name="P37" style:family="paragraph" style:parent-style-name="TOC_20_1">
      <style:paragraph-properties>
        <style:tab-stops>
          <style:tab-stop style:position="6.6925in" style:type="right" style:leader-style="dotted" style:leader-text="."/>
        </style:tab-stops>
      </style:paragraph-properties>
    </style:style>
    <style:style style:name="T1" style:family="text">
      <style:text-properties style:font-name="Times New Roman"/>
    </style:style>
    <style:style style:name="T2" style:family="text">
      <style:text-properties style:font-name="Arial Narrow"/>
    </style:style>
    <style:style style:name="T3" style:family="text">
      <style:text-properties fo:language="en" fo:country="US" style:language-asian="en" style:country-asian="US" style:language-complex="ar" style:country-complex="SA"/>
    </style:style>
    <style:style style:name="T4" style:family="text">
      <style:text-properties fo:color="#ff0000" fo:font-weight="bold" style:font-weight-asian="bold"/>
    </style:style>
    <style:style style:name="T5" style:family="text">
      <style:text-properties style:font-name="Courier New" fo:font-size="10pt" style:font-size-asian="10pt" style:font-name-complex="Courier New" style:font-size-complex="10pt"/>
    </style:style>
    <style:style style:name="T6" style:family="text">
      <style:text-properties style:font-name="Courier New" fo:font-size="10pt" fo:font-weight="bold" style:font-size-asian="10pt" style:font-weight-asian="bold" style:font-name-complex="Courier New" style:font-size-complex="10pt"/>
    </style:style>
    <style:style style:name="T7" style:family="text">
      <style:text-properties fo:font-style="italic" style:font-style-asian="italic"/>
    </style:style>
    <style:style style:name="T8" style:family="text">
      <style:text-properties style:font-name-complex="Times New Roman"/>
    </style:style>
    <style:style style:name="fr1"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4902in" text:min-label-width="0.25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space-before="1.615in" text:min-label-width="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space-before="3.115in" text:min-label-width="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space-before="4.615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space-before="1.4689in" text:min-label-width="1.9583in"/>
      </text:list-level-style-number>
      <text:list-level-style-number text:level="2" style:num-suffix="." style:num-format="a" style:num-letter-sync="true">
        <style:list-level-properties text:space-before="1.9689in" text:min-label-width="0.25in"/>
      </text:list-level-style-number>
      <text:list-level-style-number text:level="3" style:num-suffix="." style:num-format="i">
        <style:list-level-properties text:space-before="2.5937in" text:min-label-width="0.1252in" fo:text-align="end"/>
      </text:list-level-style-number>
      <text:list-level-style-number text:level="4" style:num-suffix="." style:num-format="1">
        <style:list-level-properties text:space-before="2.9689in" text:min-label-width="0.25in"/>
      </text:list-level-style-number>
      <text:list-level-style-number text:level="5" style:num-suffix="." style:num-format="a" style:num-letter-sync="true">
        <style:list-level-properties text:space-before="3.4689in" text:min-label-width="0.25in"/>
      </text:list-level-style-number>
      <text:list-level-style-number text:level="6" style:num-suffix="." style:num-format="i">
        <style:list-level-properties text:space-before="4.0937in" text:min-label-width="0.1252in" fo:text-align="end"/>
      </text:list-level-style-number>
      <text:list-level-style-number text:level="7" style:num-suffix="." style:num-format="1">
        <style:list-level-properties text:space-before="4.4689in" text:min-label-width="0.25in"/>
      </text:list-level-style-number>
      <text:list-level-style-number text:level="8" style:num-suffix="." style:num-format="a" style:num-letter-sync="true">
        <style:list-level-properties text:space-before="4.9689in" text:min-label-width="0.25in"/>
      </text:list-level-style-number>
      <text:list-level-style-number text:level="9" style:num-suffix="." style:num-format="i">
        <style:list-level-properties text:space-before="5.5937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6">
        <style:list-level-properties/>
      </text:list-level-style-number>
      <text:list-level-style-number text:leve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9LVL1" text:bullet-char="-">
        <style:list-level-properties text:space-before="3.4272in" text:min-label-width="0.25in"/>
        <style:text-properties style:font-name="Times New Roman"/>
      </text:list-level-style-bullet>
      <text:list-level-style-bullet text:level="2" text:style-name="WW_5f_CharLFO9LVL2" text:bullet-char="o">
        <style:list-level-properties text:space-before="0.75in" text:min-label-width="0.25in"/>
        <style:text-properties style:font-name="Courier New"/>
      </text:list-level-style-bullet>
      <text:list-level-style-bullet text:level="3" text:style-name="WW_5f_CharLFO9LVL3" text:bullet-char="">
        <style:list-level-properties text:space-before="1.25in" text:min-label-width="0.25in"/>
        <style:text-properties style:font-name="Wingdings"/>
      </text:list-level-style-bullet>
      <text:list-level-style-bullet text:level="4" text:style-name="WW_5f_CharLFO9LVL4" text:bullet-char="">
        <style:list-level-properties text:space-before="1.75in" text:min-label-width="0.25in"/>
        <style:text-properties style:font-name="Symbol"/>
      </text:list-level-style-bullet>
      <text:list-level-style-bullet text:level="5" text:style-name="WW_5f_CharLFO9LVL5" text:bullet-char="o">
        <style:list-level-properties text:space-before="2.25in" text:min-label-width="0.25in"/>
        <style:text-properties style:font-name="Courier New"/>
      </text:list-level-style-bullet>
      <text:list-level-style-bullet text:level="6" text:style-name="WW_5f_CharLFO9LVL6" text:bullet-char="">
        <style:list-level-properties text:space-before="2.75in" text:min-label-width="0.25in"/>
        <style:text-properties style:font-name="Wingdings"/>
      </text:list-level-style-bullet>
      <text:list-level-style-bullet text:level="7" text:style-name="WW_5f_CharLFO9LVL7" text:bullet-char="">
        <style:list-level-properties text:space-before="3.25in" text:min-label-width="0.25in"/>
        <style:text-properties style:font-name="Symbol"/>
      </text:list-level-style-bullet>
      <text:list-level-style-bullet text:level="8" text:style-name="WW_5f_CharLFO9LVL8" text:bullet-char="o">
        <style:list-level-properties text:space-before="3.75in" text:min-label-width="0.25in"/>
        <style:text-properties style:font-name="Courier New"/>
      </text:list-level-style-bullet>
      <text:list-level-style-bullet text:level="9" text:style-name="WW_5f_CharLFO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1"/>
      <text:p text:style-name="Title">PBOT Library Manual rev00</text:p>
      <text:p text:style-name="Subtitle">by Efren S. Cruzat I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TOC_20_Heading"><text:soft-page-break/>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7"><text:a xlink:type="simple" xlink:href="#__RefHeading__2113_1462043000"><text:s/>Introduction<text:tab/>3</text:a></text:p>
          <text:p text:style-name="P37"><text:a xlink:type="simple" xlink:href="#__RefHeading__2115_1462043000"><text:s/>The Hardware<text:tab/>4</text:a></text:p>
          <text:p text:style-name="P37"><text:a xlink:type="simple" xlink:href="#__RefHeading__2117_1462043000"><text:s/>Using the Library<text:tab/>4</text:a></text:p>
          <text:p text:style-name="P37"><text:a xlink:type="simple" xlink:href="#__RefHeading__2119_1462043000"><text:s/>Basic Functions<text:tab/>6</text:a></text:p>
          <text:p text:style-name="P36"><text:a xlink:type="simple" xlink:href="#__RefHeading__2121_1462043000"><text:s text:c="5"/>moveForward() <text:s text:c="16"/><text:tab/>6</text:a></text:p>
          <text:p text:style-name="P36"><text:a xlink:type="simple" xlink:href="#__RefHeading__2123_1462043000"><text:s text:c="4"/>moveBackward()<text:tab/>6</text:a></text:p>
          <text:p text:style-name="P36"><text:a xlink:type="simple" xlink:href="#__RefHeading__2125_1462043000"><text:s text:c="5"/>turnLeft()<text:tab/>7</text:a></text:p>
          <text:p text:style-name="P36"><text:a xlink:type="simple" xlink:href="#__RefHeading__2127_1462043000"><text:s text:c="4"/>turnRight()<text:tab/>7</text:a></text:p>
          <text:p text:style-name="P36"><text:a xlink:type="simple" xlink:href="#__RefHeading__2129_1462043000"><text:s text:c="5"/>rotateLeft()<text:tab/>8</text:a></text:p>
          <text:p text:style-name="P36"><text:a xlink:type="simple" xlink:href="#__RefHeading__2131_1462043000"><text:s text:c="5"/>rotateRight()<text:tab/>9</text:a></text:p>
          <text:p text:style-name="P36"><text:a xlink:type="simple" xlink:href="#__RefHeading__2133_1462043000"><text:s text:c="5"/>stopMotors()<text:tab/>9</text:a></text:p>
          <text:p text:style-name="P36"><text:a xlink:type="simple" xlink:href="#__RefHeading__2135_1462043000"><text:s text:c="7"/>detectObstacle()<text:tab/>10</text:a></text:p>
          <text:p text:style-name="P36"><text:a xlink:type="simple" xlink:href="#__RefHeading__2137_1462043000"><text:s text:c="5"/>detectLine()<text:tab/>11</text:a></text:p>
          <text:p text:style-name="P37"><text:a xlink:type="simple" xlink:href="#__RefHeading__2139_1462043000"><text:s/>Low Level Functions<text:tab/>12</text:a></text:p>
          <text:p text:style-name="P36"><text:a xlink:type="simple" xlink:href="#__RefHeading__2141_1462043000"><text:s text:c="3"/>runRightMotor()<text:tab/>12</text:a></text:p>
          <text:p text:style-name="P36"><text:a xlink:type="simple" xlink:href="#__RefHeading__2143_1462043000"><text:s text:c="5"/>runLeftMotor() <text:s text:c="60"/><text:tab/>12</text:a></text:p>
          <text:p text:style-name="P36"><text:a xlink:type="simple" xlink:href="#__RefHeading__2145_1462043000"><text:s text:c="5"/>stopRightMotor()<text:tab/>12</text:a></text:p>
          <text:p text:style-name="P36"><text:a xlink:type="simple" xlink:href="#__RefHeading__2147_1462043000"><text:s text:c="5"/>stopLeftMotor()<text:tab/>13</text:a></text:p>
          <text:p text:style-name="P36"><text:a xlink:type="simple" xlink:href="#__RefHeading__2149_1462043000"><text:s text:c="5"/>pollWallSensors()<text:tab/>13</text:a></text:p>
          <text:p text:style-name="P36"><text:a xlink:type="simple" xlink:href="#__RefHeading__2151_1462043000"><text:s text:c="5"/>pollLineSensors()<text:tab/>13</text:a></text:p>
          <text:p text:style-name="P37"><text:a xlink:type="simple" xlink:href="#__RefHeading__2153_1462043000"><text:s/>Advanced Functions<text:tab/>14</text:a></text:p>
          <text:p text:style-name="P36"><text:a xlink:type="simple" xlink:href="#__RefHeading__2155_1462043000"><text:s text:c="4"/>void pollSensors(unsigned long ulPollingInterval);<text:tab/>16</text:a></text:p>
          <text:p text:style-name="P36"><text:a xlink:type="simple" xlink:href="#__RefHeading__2157_1462043000"><text:s text:c="4"/>void reportWallSensors(void);<text:tab/>16</text:a></text:p>
          <text:p text:style-name="P36"><text:a xlink:type="simple" xlink:href="#__RefHeading__2159_1462043000"><text:s text:c="4"/>void reportLineSensors(void);<text:tab/>16</text:a></text:p>
          <text:p text:style-name="P36"><text:a xlink:type="simple" xlink:href="#__RefHeading__2161_1462043000"><text:s text:c="4"/>void parseIncomingBytes(void);<text:tab/>16</text:a></text:p>
          <text:p text:style-name="P36"><text:a xlink:type="simple" xlink:href="#__RefHeading__2163_1462043000"><text:s text:c="4"/>void interpretDProtocolCommands(void);<text:tab/>16</text:a></text:p>
          <text:p text:style-name="P36"><text:a xlink:type="simple" xlink:href="#__RefHeading__2165_1462043000"><text:s text:c="4"/>void resetDProtocol(void);<text:tab/>16</text:a></text:p>
          <text:p text:style-name="P37"><text:a xlink:type="simple" xlink:href="#__RefHeading__2167_1462043000"><text:s/>Future Updates<text:tab/>16</text:a></text:p>
          <text:p text:style-name="P36"><text:a xlink:type="simple" xlink:href="#__RefHeading__2169_1462043000"><text:s text:c="4"/>unsigned long <text:s/>getRightTachoPeriod(boolean blActiveEdge);<text:tab/>16</text:a></text:p>
          <text:p text:style-name="P36"><text:a xlink:type="simple" xlink:href="#__RefHeading__2171_1462043000"><text:s text:c="4"/>unsigned long <text:s/>getLeftTachoPeriod(boolean blActiveEdge);<text:tab/>16</text:a></text:p>
        </text:index-body>
      </text:table-of-content>
      <text:p text:style-name="Normal"/>
      <text:p text:style-name="P2"/>
      <text:p text:style-name="P2"/>
      <text:p text:style-name="P2"/>
      <text:p text:style-name="P2"><text:soft-page-break/></text:p>
      <text:h text:style-name="Heading_20_1" text:outline-level="1"><text:bookmark text:name="__RefHeading__2113_1462043000"/><text:s/><text:bookmark-start text:name="_Toc314825114"/>Introduction<text:bookmark-end text:name="__RefHeading__2113_1462043000"/><text:bookmark-end text:name="_Toc314825114"/></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34" text:outline-level="1"><text:bookmark text:name="__RefHeading__2115_1462043000"/><text:s/><text:bookmark-start text:name="_Toc314825115"/>The Hardware<text:bookmark-end text:name="__RefHeading__2115_1462043000"/><text:bookmark-end text:name="_Toc314825115"/></text:h>
      <text:p text:style-name="P4"><text:span text:style-name="Default_20_Paragraph_20_Font"><text:span text:style-name="T3"/></text:span></text:p>
      <text:p text:style-name="P4"><draw:frame draw:style-name="fr1" draw:name="graphics1" text:anchor-type="paragraph" svg:x="1.4244in" svg:y="0.0898in" svg:width="3.8437in" svg:height="2.8547in" draw:z-index="0"><draw:image xlink:href="Pictures/200000070000262400001C53710A44D2.svm" xlink:type="simple" xlink:show="embed" xlink:actuate="onLoad"/></draw:frame><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text:span text:style-name="Default_20_Paragraph_20_Font"><text:span text:style-name="T3"/></text:span></text:p>
      <text:p text:style-name="P4"/>
      <text:p text:style-name="Standard"><text:tab/></text:p>
      <text:p text:style-name="Standard"><text:tab/>For wall and line detection, the input is logic high if reflection is sensed by its sensors.</text:p>
      <text:p text:style-name="P6"/>
      <text:p text:style-name="P6">Battery inputs are scaled through a voltage divider with 12Vbatt equivalent to 2.5Vpin. A 2.5V analog reference must be used. <text:span text:style-name="Default_20_Paragraph_20_Font"><text:span text:style-name="T4">&lt;To be supported in the future&gt;</text:span></text:span></text:p>
      <text:p text:style-name="P6"/>
      <text:h text:style-name="P34" text:outline-level="1"><text:bookmark text:name="__RefHeading__2117_1462043000"/><text:s/><text:bookmark-start text:name="_Toc314825116"/>Using the Library<text:bookmark-end text:name="__RefHeading__2117_1462043000"/><text:bookmark-end text:name="_Toc314825116"/></text:h>
      <text:p text:style-name="P6">The library “Pbot“ must be copied to “Arduinoxxxx\libraries“.</text:p>
      <text:p text:style-name="P6">Sample applications are provided when you open the Arduino IDE at “File&gt;Examples&gt;PBot“</text:p>
      <text:p text:style-name="P6"/>
      <text:p text:style-name="P6">In order to start using the library, we must follow the following procedure...</text:p>
      <text:p text:style-name="P6"/>
      <text:list xml:id="list41393641" text:style-name="L1">
        <text:list-item>
          <text:p text:style-name="P27">Include the header file</text:p>
        </text:list-item>
      </text:list>
      <text:p text:style-name="P7">#include &lt;PBot.h&gt;</text:p>
      <text:p text:style-name="P6"/>
      <text:list xml:id="list41479315" text:continue-numbering="true" text:style-name="L1">
        <text:list-item>
          <text:p text:style-name="P27">Create PBot Object</text:p>
        </text:list-item>
      </text:list>
      <text:p text:style-name="P7">PBotClass <text:s/>ObjectName;</text:p>
      <text:p text:style-name="P6"/>
      <text:list xml:id="list41470733" text:continue-numbering="true" text:style-name="L1">
        <text:list-item>
          <text:p text:style-name="P27">Initialize PBot Object</text:p>
        </text:list-item>
      </text:list>
      <text:p text:style-name="Standard"/>
      <text:p text:style-name="P9">Without Telemetry and D-Protocol</text:p>
      <text:p text:style-name="P11">ObjectName.begin(PBOT_TYPE,OBSTACLE,LINE);</text:p>
      <text:p text:style-name="P6"/>
      <text:p text:style-name="P9">With Telemetry or D-Protocol</text:p>
      <text:p text:style-name="P11">ObjectName.begin(PBOT_TYPE,OBSTACLE,LINE,TELEMETRY_EN,BAUD);</text:p>
      <text:p text:style-name="P6"><text:s text:c="46"/><text:tab/></text:p>
      <text:p text:style-name="Standard"/>
      <text:p text:style-name="Standard"/>
      <text:p text:style-name="Standard"/>
      <text:p text:style-name="Standard"/>
      <text:p text:style-name="Standard"><text:soft-page-break/></text:p>
      <text:p text:style-name="Standard"/>
      <text:p text:style-name="Standard"/>
      <text:p text:style-name="Standard"><text:tab/><text:tab/>PBOT<text:tab/>TYPE<text:tab/><text:tab/><text:tab/><text:tab/>Types or PBot applications</text:p>
      <text:p text:style-name="P13"><text:s/>SUMO<text:tab/><text:tab/><text:tab/>- for sumo robot applications</text:p>
      <text:p text:style-name="P13"><text:s/>LINETRACKING<text:tab/><text:tab/>- for line following/tracking mobot</text:p>
      <text:p text:style-name="P13"><text:s/>MICROMOUSE<text:tab/><text:tab/>- for micromouse</text:p>
      <text:p text:style-name="P13"><text:s/>REMOTECONTROL <text:tab/>- remote control robot through serial or BT</text:p>
      <text:p text:style-name="P13"><text:s/>WHEELBALANCE<text:tab/><text:tab/>- wheel balancing robot</text:p>
      <text:p text:style-name="P13"><text:s/>VACUUMCLEANER <text:tab/>- roomba like vacuum cleaner</text:p>
      <text:p text:style-name="Standard"/>
      <text:p text:style-name="Standard"><text:tab/><text:tab/>OBSTACLE/LINE<text:tab/><text:tab/><text:tab/>Define active logics of sensors</text:p>
      <text:p text:style-name="Standard"><text:tab/><text:tab/><text:tab/>WHITE<text:tab/><text:tab/><text:tab/>- detect white lines on black surface</text:p>
      <text:p text:style-name="P16">white walls or obstacle(use WHITE always)</text:p>
      <text:p text:style-name="Standard"><text:tab/><text:tab/><text:tab/>BLACK<text:tab/><text:tab/><text:tab/>- detect black lines on white surface</text:p>
      <text:p text:style-name="P17">black walls</text:p>
      <text:p text:style-name="Standard"/>
      <text:p text:style-name="Standard"><text:tab/><text:tab/>TELEMETRY<text:tab/><text:tab/><text:tab/>Enable continous reporting of sensor status</text:p>
      <text:list xml:id="list41409168" text:style-name="L2">
        <text:list-item>
          <text:p text:style-name="P28">- disabled</text:p>
        </text:list-item>
        <text:list-item>
          <text:p text:style-name="P28">- enabled</text:p>
        </text:list-item>
      </text:list>
      <text:p text:style-name="Standard"/>
      <text:p text:style-name="P18">BAUD<text:tab/><text:tab/><text:tab/><text:tab/><text:tab/>Telemetry or D-Protocol Baudrate</text:p>
      <text:p text:style-name="P18"><text:tab/><text:tab/><text:tab/><text:tab/><text:tab/>PBOT uses Arduino TX and RX, pin 0 and 1</text:p>
      <text:p text:style-name="P19"/>
      <text:list xml:id="list41389302" text:style-name="L1">
        <text:list-item>
          <text:p text:style-name="P27">Sample Code</text:p>
        </text:list-item>
      </text:list>
      <text:p text:style-name="P19"/>
      <text:p text:style-name="P10">//==================================================</text:p>
      <text:p text:style-name="P10">// MyPBot.ino</text:p>
      <text:p text:style-name="P10">//==================================================</text:p>
      <text:p text:style-name="P10">#include &lt;PBot.h&gt;</text:p>
      <text:p text:style-name="P10"/>
      <text:p text:style-name="P10">PBotClass <text:s/>MyPBot;</text:p>
      <text:p text:style-name="P10"/>
      <text:p text:style-name="P10">void setup()</text:p>
      <text:p text:style-name="P10">{</text:p>
      <text:p text:style-name="P14">MyPBot.begin(SUMO,WHITE,BLACK,1,9600);</text:p>
      <text:p text:style-name="P20">// Sumo Robot Mode, </text:p>
      <text:p text:style-name="P14"><text:s text:c="11"/><text:tab/><text:tab/><text:tab/><text:tab/>// Detect White Obstacles, </text:p>
      <text:p text:style-name="P14"><text:s text:c="29"/>// Detect Black Lines </text:p>
      <text:p text:style-name="P14"><text:s text:c="29"/>// Telemetry Enabled</text:p>
      <text:p text:style-name="P14"><text:s text:c="29"/>// 9600bps baudrate</text:p>
      <text:p text:style-name="P14"/>
      <text:p text:style-name="P10">}</text:p>
      <text:p text:style-name="P10"/>
      <text:p text:style-name="P10">void loop()</text:p>
      <text:p text:style-name="P10">{</text:p>
      <text:p text:style-name="P10"><text:tab/>MyPBot.moveForward(255);</text:p>
      <text:p text:style-name="P10">}</text:p>
      <text:p text:style-name="P10"/>
      <text:p text:style-name="P10">//==================================================</text:p>
      <text:p text:style-name="P18"/>
      <text:p text:style-name="P18"/>
      <text:p text:style-name="P18"/>
      <text:p text:style-name="P18"/>
      <text:p text:style-name="P18"/>
      <text:p text:style-name="P18"/>
      <text:p text:style-name="P18"/>
      <text:p text:style-name="P18"><text:soft-page-break/></text:p>
      <text:h text:style-name="P34" text:outline-level="1"><text:bookmark text:name="__RefHeading__2119_1462043000"/><text:s/><text:bookmark-start text:name="_Toc314825117"/>Basic Functions<text:bookmark-end text:name="__RefHeading__2119_1462043000"/><text:bookmark-end text:name="_Toc314825117"/></text:h>
      <text:h text:style-name="P35" text:outline-level="2"><text:bookmark text:name="__RefHeading__2121_1462043000"/><text:s text:c="4"/><text:tab/><text:bookmark-start text:name="_Toc314825118"/>moveForward()<text:bookmark-end text:name="_Toc314825118"/> <text:s text:c="16"/><text:bookmark-end text:name="__RefHeading__2121_1462043000"/></text:h>
      <text:p text:style-name="Standard"/>
      <text:p text:style-name="Standard"><text:tab/>Description</text:p>
      <text:p text:style-name="Standard"><text:tab/><text:tab/>Command the mobot to move forward at set speed</text:p>
      <text:p text:style-name="Standard"/>
      <text:p text:style-name="Standard"><text:tab/>Syntax</text:p>
      <text:p text:style-name="Standard"><text:tab/><text:tab/>moveForward(Speed)</text:p>
      <text:p text:style-name="Standard"/>
      <text:p text:style-name="Standard"><text:tab/>Parameters</text:p>
      <text:p text:style-name="Standard"><text:tab/><text:tab/>Speed: motor speed between 0 (off) to 255 (full speed)</text:p>
      <text:p text:style-name="Standard"><text:tab/><text:tab/>Constants FULLSPEED, HIGHSPEED, MIDSPEED, LOWSPEED may be used</text:p>
      <text:p text:style-name="Standard"/>
      <text:p text:style-name="Standard"><text:tab/>Returns</text:p>
      <text:p text:style-name="Standard"><text:tab/><text:tab/>None</text:p>
      <text:p text:style-name="Standard"/>
      <text:p text:style-name="Standard"><text:tab/>Example</text:p>
      <text:p text:style-name="Standard"/>
      <text:p text:style-name="P10">#include &lt;PBot.h&gt;</text:p>
      <text:p text:style-name="P10"/>
      <text:p text:style-name="P10">PBotClass <text:s/>MyPBot;</text:p>
      <text:p text:style-name="P10"/>
      <text:p text:style-name="P10">void setup()</text:p>
      <text:p text:style-name="P10">{</text:p>
      <text:p text:style-name="P14">MyPBot.begin(SUMO,WHITE,BLACK);</text:p>
      <text:p text:style-name="P10">}</text:p>
      <text:p text:style-name="P10"/>
      <text:p text:style-name="P10">void loop()</text:p>
      <text:p text:style-name="P10">{</text:p>
      <text:p text:style-name="P8"><text:span text:style-name="Default_20_Paragraph_20_Font"><text:span text:style-name="T5"><text:tab/></text:span></text:span><text:span text:style-name="Default_20_Paragraph_20_Font"><text:span text:style-name="T6">MyPBot.moveForward(FULLSPEED);</text:span></text:span></text:p>
      <text:p text:style-name="P10">}</text:p>
      <text:p text:style-name="Standard"/>
      <text:h text:style-name="P35" text:outline-level="2"><text:bookmark text:name="__RefHeading__2123_1462043000"/><text:s text:c="3"/><text:tab/><text:bookmark-start text:name="_Toc314825119"/>moveBackward()<text:bookmark-end text:name="__RefHeading__2123_1462043000"/><text:bookmark-end text:name="_Toc314825119"/></text:h>
      <text:p text:style-name="Standard"/>
      <text:p text:style-name="Standard"><text:tab/>Description</text:p>
      <text:p text:style-name="Standard"><text:tab/><text:tab/>Command the mobot to move backward at set speed</text:p>
      <text:p text:style-name="Standard"/>
      <text:p text:style-name="Standard"><text:tab/>Syntax</text:p>
      <text:p text:style-name="Standard"><text:tab/><text:tab/>moveBackward(Speed)</text:p>
      <text:p text:style-name="Standard"/>
      <text:p text:style-name="Standard"><text:tab/>Parameters</text:p>
      <text:p text:style-name="Standard"><text:tab/><text:tab/>Speed: motor speed between 0 (off) to 255 (full speed)</text:p>
      <text:p text:style-name="P9">Constants FULLSPEED, HIGHSPEED, MIDSPEED, LOWSPEED may be used</text:p>
      <text:p text:style-name="Standard"/>
      <text:p text:style-name="Standard"><text:tab/>Returns</text:p>
      <text:p text:style-name="Standard"><text:tab/><text:tab/>None</text:p>
      <text:p text:style-name="Standard"/>
      <text:p text:style-name="Standard"><text:tab/>Example</text:p>
      <text:p text:style-name="Standard"/>
      <text:p text:style-name="P10"><text:soft-page-break/>#include &lt;PBot.h&gt;</text:p>
      <text:p text:style-name="P10"/>
      <text:p text:style-name="P10">PBotClass <text:s/>MyPBot;</text:p>
      <text:p text:style-name="P10"/>
      <text:p text:style-name="P10">void setup()</text:p>
      <text:p text:style-name="P10">{</text:p>
      <text:p text:style-name="P14">MyPBot.begin(SUMO,WHITE,BLACK);</text:p>
      <text:p text:style-name="P10">}</text:p>
      <text:p text:style-name="P10"/>
      <text:p text:style-name="P10">void loop()</text:p>
      <text:p text:style-name="P10">{</text:p>
      <text:p text:style-name="P8"><text:span text:style-name="Default_20_Paragraph_20_Font"><text:span text:style-name="T5"><text:tab/></text:span></text:span><text:span text:style-name="Default_20_Paragraph_20_Font"><text:span text:style-name="T6">MyPBot.moveBackward(FULLSPEED);</text:span></text:span></text:p>
      <text:p text:style-name="P10">}</text:p>
      <text:p text:style-name="Standard"/>
      <text:h text:style-name="Heading_20_2" text:outline-level="2"><text:bookmark text:name="__RefHeading__2125_1462043000"/><text:span text:style-name="T2"><text:s text:c="4"/><text:tab/></text:span><text:bookmark-start text:name="_Toc314825120"/><text:span text:style-name="T2">turnLeft()</text:span><text:bookmark-end text:name="__RefHeading__2125_1462043000"/><text:bookmark-end text:name="_Toc314825120"/></text:h>
      <text:p text:style-name="Standard"/>
      <text:p text:style-name="Standard"><text:tab/>Description</text:p>
      <text:p text:style-name="P21">Command the mobot to turn left at set speed. Speed refers to the ratio between the right motor (running at full_speed forward) and the left motor (forward speed = full_speed – Speed).</text:p>
      <text:p text:style-name="Standard"/>
      <text:p text:style-name="Standard"><text:tab/>Syntax</text:p>
      <text:p text:style-name="Standard"><text:tab/><text:tab/>turnLeft(Speed)</text:p>
      <text:p text:style-name="Standard"/>
      <text:p text:style-name="Standard"><text:tab/>Parameters</text:p>
      <text:p text:style-name="Standard"><text:tab/><text:tab/>Speed: motor speed between 0 (off) to 255 (full speed)</text:p>
      <text:p text:style-name="P9">Constants FULLSPEED, HIGHSPEED, MIDSPEED, LOWSPEED may be used</text:p>
      <text:p text:style-name="Standard"/>
      <text:p text:style-name="Standard"><text:tab/>Returns</text:p>
      <text:p text:style-name="Standard"><text:tab/><text:tab/>None</text:p>
      <text:p text:style-name="Standard"/>
      <text:p text:style-name="Standard"><text:tab/>Example</text:p>
      <text:p text:style-name="P10">#include &lt;PBot.h&gt;</text:p>
      <text:p text:style-name="P10"/>
      <text:p text:style-name="P10">PBotClass <text:s/>MyPBot;</text:p>
      <text:p text:style-name="P10"/>
      <text:p text:style-name="P10">void setup()</text:p>
      <text:p text:style-name="P10">{</text:p>
      <text:p text:style-name="P14">MyPBot.begin(SUMO,WHITE,BLACK);</text:p>
      <text:p text:style-name="P10">}</text:p>
      <text:p text:style-name="P10"/>
      <text:p text:style-name="P10">void loop()</text:p>
      <text:p text:style-name="P10">{</text:p>
      <text:p text:style-name="P8"><text:span text:style-name="Default_20_Paragraph_20_Font"><text:span text:style-name="T5"><text:tab/></text:span></text:span><text:span text:style-name="Default_20_Paragraph_20_Font"><text:span text:style-name="T6">MyPBot.turnLeft(FULLSPEED);</text:span></text:span></text:p>
      <text:p text:style-name="P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35" text:outline-level="2"><text:bookmark text:name="__RefHeading__2127_1462043000"/><text:s text:c="3"/><text:tab/><text:bookmark-start text:name="_Toc314825121"/>turnRight()<text:bookmark-end text:name="__RefHeading__2127_1462043000"/><text:bookmark-end text:name="_Toc314825121"/></text:h>
      <text:p text:style-name="Standard"/>
      <text:p text:style-name="Standard"><text:tab/>Description</text:p>
      <text:p text:style-name="P21">Command the mobot to turn right at set speed. Speed refers to the ratio between the left motor (running at full_speed forward) and the right motor (forward speed = full_speed – Speed).</text:p>
      <text:p text:style-name="Standard"/>
      <text:p text:style-name="Standard"><text:tab/>Syntax</text:p>
      <text:p text:style-name="Standard"><text:tab/><text:tab/>turnRight(Speed)</text:p>
      <text:p text:style-name="Standard"/>
      <text:p text:style-name="Standard"><text:tab/>Parameters</text:p>
      <text:p text:style-name="Standard"><text:tab/><text:tab/>Speed: motor speed between 0 (off) to 255 (full speed)</text:p>
      <text:p text:style-name="P9">Constants FULLSPEED, HIGHSPEED, MIDSPEED, LOWSPEED may be used</text:p>
      <text:p text:style-name="Standard"/>
      <text:p text:style-name="Standard"><text:tab/>Returns</text:p>
      <text:p text:style-name="Standard"><text:tab/><text:tab/>None</text:p>
      <text:p text:style-name="Standard"/>
      <text:p text:style-name="Standard"><text:tab/>Example</text:p>
      <text:p text:style-name="P10">#include &lt;PBot.h&gt;</text:p>
      <text:p text:style-name="P10"/>
      <text:p text:style-name="P10">PBotClass <text:s/>MyPBot;</text:p>
      <text:p text:style-name="P10"/>
      <text:p text:style-name="P10">void setup()</text:p>
      <text:p text:style-name="P10">{</text:p>
      <text:p text:style-name="P14">MyPBot.begin(SUMO,WHITE,BLACK);</text:p>
      <text:p text:style-name="P10">}</text:p>
      <text:p text:style-name="P10"/>
      <text:p text:style-name="P10">void loop()</text:p>
      <text:p text:style-name="P10">{</text:p>
      <text:p text:style-name="P8"><text:span text:style-name="Default_20_Paragraph_20_Font"><text:span text:style-name="T5"><text:tab/></text:span></text:span><text:span text:style-name="Default_20_Paragraph_20_Font"><text:span text:style-name="T6">MyPBot.turnRIGHT(FULLSPEED);</text:span></text:span></text:p>
      <text:p text:style-name="P10">}</text:p>
      <text:p text:style-name="Standard"/>
      <text:h text:style-name="P35" text:outline-level="2"><text:bookmark text:name="__RefHeading__2129_1462043000"/><text:s text:c="4"/><text:tab/><text:bookmark-start text:name="_Toc314825122"/>rotateLeft()<text:bookmark-end text:name="__RefHeading__2129_1462043000"/><text:bookmark-end text:name="_Toc314825122"/></text:h>
      <text:p text:style-name="Standard"/>
      <text:p text:style-name="Standard"><text:tab/>Description</text:p>
      <text:p text:style-name="P21">Command the mobot to rotate left at set speed. Speed refers to the ratio between the right motor (running at set Speed forward) and the left motor (running at set Speed backward).</text:p>
      <text:p text:style-name="Standard"/>
      <text:p text:style-name="Standard"><text:tab/>Syntax</text:p>
      <text:p text:style-name="Standard"><text:tab/><text:tab/>rotateLeft(Speed)</text:p>
      <text:p text:style-name="Standard"/>
      <text:p text:style-name="Standard"><text:tab/>Parameters</text:p>
      <text:p text:style-name="Standard"><text:tab/><text:tab/>Speed: motor speed between 0 (off) to 255 (full speed)</text:p>
      <text:p text:style-name="P9">Constants FULLSPEED, HIGHSPEED, MIDSPEED, LOWSPEED may be used</text:p>
      <text:p text:style-name="Standard"/>
      <text:p text:style-name="Standard"><text:tab/>Returns</text:p>
      <text:p text:style-name="Standard"><text:tab/><text:tab/>None</text:p>
      <text:p text:style-name="Standard"/>
      <text:p text:style-name="Standard"><text:tab/>Example</text:p>
      <text:p text:style-name="P10">#include &lt;PBot.h&gt;</text:p>
      <text:p text:style-name="P10"><text:soft-page-break/></text:p>
      <text:p text:style-name="P10">PBotClass <text:s/>MyPBot;</text:p>
      <text:p text:style-name="P10"/>
      <text:p text:style-name="P10">void setup()</text:p>
      <text:p text:style-name="P10">{</text:p>
      <text:p text:style-name="P14">MyPBot.begin(SUMO,WHITE,BLACK);</text:p>
      <text:p text:style-name="P10">}</text:p>
      <text:p text:style-name="P10"/>
      <text:p text:style-name="P10">void loop()</text:p>
      <text:p text:style-name="P10">{</text:p>
      <text:p text:style-name="P8"><text:span text:style-name="Default_20_Paragraph_20_Font"><text:span text:style-name="T5"><text:tab/></text:span></text:span><text:span text:style-name="Default_20_Paragraph_20_Font"><text:span text:style-name="T6">MyPBot.rotateLeft(FULLSPEED);</text:span></text:span></text:p>
      <text:p text:style-name="P10">}</text:p>
      <text:p text:style-name="Standard"/>
      <text:h text:style-name="P35" text:outline-level="2"><text:bookmark text:name="__RefHeading__2131_1462043000"/><text:s text:c="4"/><text:tab/><text:bookmark-start text:name="_Toc314825123"/>rotateRight()<text:bookmark-end text:name="__RefHeading__2131_1462043000"/><text:bookmark-end text:name="_Toc314825123"/></text:h>
      <text:p text:style-name="Standard"/>
      <text:p text:style-name="Standard"><text:tab/>Description</text:p>
      <text:p text:style-name="P21">Command the mobot to rotate right at set speed. Speed refers to the ratio between the left motor (running at set Speed forward) and the right motor (running at set Speed backward).</text:p>
      <text:p text:style-name="Standard"/>
      <text:p text:style-name="Standard"><text:tab/>Syntax</text:p>
      <text:p text:style-name="Standard"><text:tab/><text:tab/>rotateRight(Speed)</text:p>
      <text:p text:style-name="Standard"/>
      <text:p text:style-name="Standard"><text:tab/>Parameters</text:p>
      <text:p text:style-name="P9">Speed: motor speed between 0 (off) to 255 (full speed)</text:p>
      <text:p text:style-name="P9">Constants FULLSPEED, HIGHSPEED, MIDSPEED, LOWSPEED may be used</text:p>
      <text:p text:style-name="Standard"/>
      <text:p text:style-name="Standard"><text:tab/>Returns</text:p>
      <text:p text:style-name="Standard"><text:tab/><text:tab/>None</text:p>
      <text:p text:style-name="Standard"/>
      <text:p text:style-name="Standard"><text:tab/>Example</text:p>
      <text:p text:style-name="P10">#include &lt;PBot.h&gt;</text:p>
      <text:p text:style-name="P10"/>
      <text:p text:style-name="P10">PBotClass <text:s/>MyPBot;</text:p>
      <text:p text:style-name="P10"/>
      <text:p text:style-name="P10">void setup()</text:p>
      <text:p text:style-name="P10">{</text:p>
      <text:p text:style-name="P14">MyPBot.begin(SUMO,WHITE,BLACK);</text:p>
      <text:p text:style-name="P10">}</text:p>
      <text:p text:style-name="P10"/>
      <text:p text:style-name="P10">void loop()</text:p>
      <text:p text:style-name="P10">{</text:p>
      <text:p text:style-name="P8"><text:span text:style-name="Default_20_Paragraph_20_Font"><text:span text:style-name="T5"><text:tab/></text:span></text:span><text:span text:style-name="Default_20_Paragraph_20_Font"><text:span text:style-name="T6">MyPBot.rotateRIGHT(FULLSPEED);</text:span></text:span></text:p>
      <text:p text:style-name="P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35" text:outline-level="2"><text:bookmark text:name="__RefHeading__2133_1462043000"/><text:s text:c="4"/><text:tab/><text:bookmark-start text:name="_Toc314825124"/>stopMotors()<text:bookmark-end text:name="__RefHeading__2133_1462043000"/><text:bookmark-end text:name="_Toc314825124"/></text:h>
      <text:p text:style-name="Standard"/>
      <text:p text:style-name="Standard"><text:tab/>Description</text:p>
      <text:p text:style-name="Standard"><text:tab/><text:tab/>Stop the left and right motor s.</text:p>
      <text:p text:style-name="Standard"><text:tab/>Syntax</text:p>
      <text:p text:style-name="Standard"><text:tab/><text:tab/>stopMotors()</text:p>
      <text:p text:style-name="Standard"/>
      <text:p text:style-name="Standard"><text:tab/>Parameters</text:p>
      <text:p text:style-name="Standard"><text:tab/><text:tab/>None</text:p>
      <text:p text:style-name="Standard"/>
      <text:p text:style-name="Standard"><text:tab/>Returns</text:p>
      <text:p text:style-name="Standard"><text:tab/><text:tab/>None</text:p>
      <text:p text:style-name="Standard"/>
      <text:p text:style-name="Standard"><text:tab/>Example</text:p>
      <text:p text:style-name="P10">#include &lt;PBot.h&gt;</text:p>
      <text:p text:style-name="P10"/>
      <text:p text:style-name="P10">PBotClass <text:s/>MyPBot;</text:p>
      <text:p text:style-name="P10"/>
      <text:p text:style-name="P10">void setup()</text:p>
      <text:p text:style-name="P10">{</text:p>
      <text:p text:style-name="P14">MyPBot.begin(SUMO,WHITE,BLACK);</text:p>
      <text:p text:style-name="P10">}</text:p>
      <text:p text:style-name="P10"/>
      <text:p text:style-name="P10">void loop()</text:p>
      <text:p text:style-name="P10">{</text:p>
      <text:p text:style-name="P10"><text:tab/>MyPBot.moveForward(FULLSPEED);</text:p>
      <text:p text:style-name="P10"><text:tab/>delay(5000);</text:p>
      <text:p text:style-name="P8"><text:span text:style-name="Default_20_Paragraph_20_Font"><text:span text:style-name="T5"><text:tab/></text:span></text:span><text:span text:style-name="Default_20_Paragraph_20_Font"><text:span text:style-name="T6">MyPBot.stopMotors();</text:span></text:span></text:p>
      <text:p text:style-name="P10">}</text:p>
      <text:p text:style-name="Standard"/>
      <text:h text:style-name="P35" text:outline-level="2"><text:bookmark text:name="__RefHeading__2135_1462043000"/><text:s text:c="6"/><text:tab/><text:bookmark-start text:name="_Toc314825125"/>detectObstacle()<text:bookmark-end text:name="__RefHeading__2135_1462043000"/><text:bookmark-end text:name="_Toc314825125"/></text:h>
      <text:p text:style-name="Standard"/>
      <text:p text:style-name="Standard"><text:tab/>Description</text:p>
      <text:p text:style-name="Standard"/>
      <text:p text:style-name="Standard"><text:tab/>Syntax</text:p>
      <text:p text:style-name="Standard"><text:tab/><text:tab/>WallState = detectObstacle()</text:p>
      <text:p text:style-name="Standard"/>
      <text:p text:style-name="Standard"><text:tab/>Parameters</text:p>
      <text:p text:style-name="Standard"><text:tab/><text:tab/>None</text:p>
      <text:p text:style-name="Standard"/>
      <text:p text:style-name="Standard"><text:tab/>Returns</text:p>
      <text:p text:style-name="Standard"><text:tab/><text:tab/>Returns a constant of <text:span text:style-name="Default_20_Paragraph_20_Font"><text:span text:style-name="T7">int type</text:span></text:span> representing the detected wall state...</text:p>
      <text:p text:style-name="Standard"/>
      <text:p text:style-name="Standard"><text:tab/><text:tab/>NO_OBSTACLE,</text:p>
      <text:p text:style-name="Standard"><text:tab/><text:tab/>OBJECT_LEFT,</text:p>
      <text:p text:style-name="Standard"><text:tab/><text:tab/>OBJECT_LEFTCENTER,</text:p>
      <text:p text:style-name="Standard"><text:tab/><text:tab/>OBJECT_RIGHT,</text:p>
      <text:p text:style-name="Standard"><text:tab/><text:tab/>OBJECT_RIGHTCENTER,</text:p>
      <text:p text:style-name="Standard"><text:tab/><text:tab/>OBJECT_FARFRONT,</text:p>
      <text:p text:style-name="Standard"><text:tab/><text:tab/>OBJECT_NEARFRONT,</text:p>
      <text:p text:style-name="Standard"><text:tab/><text:tab/>OBJECT_BOTHSIDES</text:p>
      <text:p text:style-name="Standard"><text:soft-page-break/></text:p>
      <text:p text:style-name="Standard"><text:tab/>Example</text:p>
      <text:p text:style-name="P10">//==================================================</text:p>
      <text:p text:style-name="P10">// Incomplete Sumo Robot</text:p>
      <text:p text:style-name="P10">//==================================================</text:p>
      <text:p text:style-name="P10">#include &lt;PBot.h&gt;</text:p>
      <text:p text:style-name="P10"/>
      <text:p text:style-name="P10">PBotClass <text:s/>MyPBot;</text:p>
      <text:p text:style-name="P10"/>
      <text:p text:style-name="P10">void setup()</text:p>
      <text:p text:style-name="P10">{</text:p>
      <text:p text:style-name="P14">MyPBot.begin(SUMO,WHITE,BLACK);</text:p>
      <text:p text:style-name="P10">}</text:p>
      <text:p text:style-name="P10"/>
      <text:p text:style-name="P10">void loop()</text:p>
      <text:p text:style-name="P10">{</text:p>
      <text:p text:style-name="P12"><text:span text:style-name="Default_20_Paragraph_20_Font"><text:span text:style-name="T5">if(NO_OBSTACLE == </text:span></text:span><text:span text:style-name="Default_20_Paragraph_20_Font"><text:span text:style-name="T6">MyPBot.detectObstacle()</text:span></text:span><text:span text:style-name="Default_20_Paragraph_20_Font"><text:span text:style-name="T5">)</text:span></text:span></text:p>
      <text:p text:style-name="P14">{</text:p>
      <text:p text:style-name="P10"><text:tab/><text:tab/>MyPBot.moveForward(FULLSPEED);<text:tab/>// attack enemies</text:p>
      <text:p text:style-name="P14">}</text:p>
      <text:p text:style-name="P14">else</text:p>
      <text:p text:style-name="P14">{</text:p>
      <text:p text:style-name="P22">MyPBot.moveForward(LOWSPEED);<text:tab/><text:tab/>// run at min speed // to conserve power</text:p>
      <text:p text:style-name="P14">}</text:p>
      <text:p text:style-name="P14">if(NO_LINE != MyPBot.detectLine())</text:p>
      <text:p text:style-name="P14">{</text:p>
      <text:p text:style-name="P14"><text:tab/>MyPBot.stopMotors();<text:tab/><text:tab/><text:tab/>// stop at bounderies</text:p>
      <text:p text:style-name="P14">}</text:p>
      <text:p text:style-name="P10">}</text:p>
      <text:p text:style-name="Standard"/>
      <text:h text:style-name="P35" text:outline-level="2"><text:bookmark text:name="__RefHeading__2137_1462043000"/><text:s text:c="4"/><text:tab/><text:bookmark-start text:name="_Toc314825126"/>detectLine()<text:bookmark-end text:name="__RefHeading__2137_1462043000"/><text:bookmark-end text:name="_Toc314825126"/></text:h>
      <text:p text:style-name="Standard"/>
      <text:p text:style-name="Standard"><text:tab/>Description</text:p>
      <text:p text:style-name="Standard"><text:tab/><text:tab/></text:p>
      <text:p text:style-name="Standard"><text:tab/>Syntax</text:p>
      <text:p text:style-name="Standard"><text:tab/><text:tab/>LineState = detectLine()</text:p>
      <text:p text:style-name="Standard"/>
      <text:p text:style-name="Standard"><text:tab/>Parameters</text:p>
      <text:p text:style-name="Standard"><text:tab/><text:tab/>None</text:p>
      <text:p text:style-name="Standard"/>
      <text:p text:style-name="Standard"><text:tab/>Returns</text:p>
      <text:p text:style-name="Standard"><text:tab/><text:tab/>Returns a constant of <text:span text:style-name="Default_20_Paragraph_20_Font"><text:span text:style-name="T7">int type</text:span></text:span> representing the detected line state...</text:p>
      <text:p text:style-name="Standard"/>
      <text:p text:style-name="Standard"><text:tab/><text:tab/>NO_LINE,</text:p>
      <text:p text:style-name="Standard"><text:tab/><text:tab/>LINE_LEFT,</text:p>
      <text:p text:style-name="Standard"><text:tab/><text:tab/>LINE_LEFTCENTER,</text:p>
      <text:p text:style-name="Standard"><text:tab/><text:tab/>LINE_RIGHT,</text:p>
      <text:p text:style-name="Standard"><text:tab/><text:tab/>LINE_RIGHTCENTER,</text:p>
      <text:p text:style-name="Standard"><text:tab/><text:tab/>OVER_LINE,</text:p>
      <text:p text:style-name="Standard"><text:tab/><text:tab/>LINE_CENTER,</text:p>
      <text:p text:style-name="Standard"><text:tab/><text:tab/>LINE_FRONT</text:p>
      <text:p text:style-name="Standard"/>
      <text:p text:style-name="Standard"/>
      <text:p text:style-name="Standard"/>
      <text:p text:style-name="Standard"><text:soft-page-break/></text:p>
      <text:p text:style-name="Standard"><text:tab/>Example</text:p>
      <text:p text:style-name="P10">//==================================================</text:p>
      <text:p text:style-name="P10">// Simple Line Following Mobot</text:p>
      <text:p text:style-name="P10">//==================================================</text:p>
      <text:p text:style-name="P10">#include &lt;PBot.h&gt;</text:p>
      <text:p text:style-name="P10"/>
      <text:p text:style-name="P10">PBotClass <text:s/>MyPBot;</text:p>
      <text:p text:style-name="P10"/>
      <text:p text:style-name="P10">int<text:tab/>LineState;</text:p>
      <text:p text:style-name="P10"/>
      <text:p text:style-name="P10">void setup()</text:p>
      <text:p text:style-name="P10">{</text:p>
      <text:p text:style-name="P14">MyPBot.begin(LINETRACKING,WHITE,BLACK);</text:p>
      <text:p text:style-name="P10">}</text:p>
      <text:p text:style-name="P10"/>
      <text:p text:style-name="P10">void loop()</text:p>
      <text:p text:style-name="P10">{</text:p>
      <text:p text:style-name="P12"><text:span text:style-name="Default_20_Paragraph_20_Font"><text:span text:style-name="T5">LineState = </text:span></text:span><text:span text:style-name="Default_20_Paragraph_20_Font"><text:span text:style-name="T6">MyPBot.detectLine()</text:span></text:span></text:p>
      <text:p text:style-name="P15"/>
      <text:p text:style-name="P15">if(LINE_LEFT == LineState)</text:p>
      <text:p text:style-name="P14">{</text:p>
      <text:p text:style-name="P10"><text:tab/><text:tab/>MyPBot.turnLEFT(MIDSPEED);<text:tab/><text:tab/>// turn left </text:p>
      <text:p text:style-name="P14">}</text:p>
      <text:p text:style-name="P15">else if(LINE_RIGHT == LineState)</text:p>
      <text:p text:style-name="P14">{</text:p>
      <text:p text:style-name="P23">MyPBot.turnLEFT(MIDSPEED);<text:tab/><text:tab/>// turn right</text:p>
      <text:p text:style-name="P14">}</text:p>
      <text:p text:style-name="P14">else</text:p>
      <text:p text:style-name="P14">{</text:p>
      <text:p text:style-name="P14"><text:tab/>MyPBot.moveFORWARD(FULLSPEED);<text:tab/>// continue forward</text:p>
      <text:p text:style-name="P14">}</text:p>
      <text:p text:style-name="P10">}</text:p>
      <text:p text:style-name="Standard"/>
      <text:h text:style-name="Heading_20_1" text:outline-level="1"><text:bookmark text:name="__RefHeading__2139_1462043000"/><text:s/><text:bookmark-start text:name="_Toc314825127"/>Low Level Functions<text:bookmark-end text:name="__RefHeading__2139_1462043000"/><text:bookmark-end text:name="_Toc314825127"/></text:h>
      <text:p text:style-name="Standard"/>
      <text:h text:style-name="Heading_20_2" text:outline-level="2"><text:bookmark text:name="__RefHeading__2141_1462043000"/><text:s text:c="2"/><text:tab/><text:bookmark-start text:name="_Toc314825128"/>runRightMotor()<text:bookmark-end text:name="__RefHeading__2141_1462043000"/><text:bookmark-end text:name="_Toc314825128"/></text:h>
      <text:p text:style-name="Standard"/>
      <text:p text:style-name="Standard"><text:tab/>Description</text:p>
      <text:p text:style-name="Standard"/>
      <text:p text:style-name="Standard"><text:tab/>Syntax</text:p>
      <text:p text:style-name="Standard"><text:tab/><text:tab/>runRightMotor(Speed, Direction)</text:p>
      <text:p text:style-name="Standard"/>
      <text:p text:style-name="Standard"><text:tab/>Parameters</text:p>
      <text:p text:style-name="P9">Speed: motor speed between 0 (off) to 255 (full speed)</text:p>
      <text:p text:style-name="Standard"><text:tab/><text:tab/>Direction: either FORWARD or REVERSE</text:p>
      <text:p text:style-name="Standard"/>
      <text:p text:style-name="Standard"><text:tab/>Returns</text:p>
      <text:p text:style-name="Standard"><text:tab/><text:tab/>None</text:p>
      <text:p text:style-name="Standard"/>
      <text:p text:style-name="Standard"><text:tab/>Example</text:p>
      <text:p text:style-name="Standard"/>
      <text:p text:style-name="Standard"/>
      <text:p text:style-name="Standard"/>
      <text:p text:style-name="Standard"/>
      <text:p text:style-name="Standard"><text:soft-page-break/></text:p>
      <text:h text:style-name="Heading_20_2" text:outline-level="2"><text:bookmark text:name="__RefHeading__2143_1462043000"/><text:s text:c="4"/><text:tab/><text:bookmark-start text:name="_Toc314825129"/>runLeftMotor()<text:bookmark-end text:name="_Toc314825129"/> <text:s text:c="60"/><text:bookmark-end text:name="__RefHeading__2143_1462043000"/></text:h>
      <text:p text:style-name="Standard"/>
      <text:p text:style-name="Standard"><text:tab/>Description</text:p>
      <text:p text:style-name="Standard"/>
      <text:p text:style-name="Standard"><text:tab/>Syntax</text:p>
      <text:p text:style-name="Standard"><text:tab/><text:tab/>runLeftMotor(Speed, Direction)</text:p>
      <text:p text:style-name="Standard"/>
      <text:p text:style-name="Standard"><text:tab/>Parameters</text:p>
      <text:p text:style-name="P9">Speed: motor speed between 0 (off) to 255 (full speed)</text:p>
      <text:p text:style-name="Standard"><text:tab/><text:tab/>Direction: either FORWARD or REVERSE</text:p>
      <text:p text:style-name="Standard"/>
      <text:p text:style-name="Standard"><text:tab/>Returns</text:p>
      <text:p text:style-name="Standard"><text:tab/><text:tab/>None</text:p>
      <text:p text:style-name="Standard"/>
      <text:p text:style-name="Standard"><text:tab/>Example</text:p>
      <text:p text:style-name="Standard"/>
      <text:p text:style-name="Standard"/>
      <text:h text:style-name="Heading_20_2" text:outline-level="2"><text:bookmark text:name="__RefHeading__2145_1462043000"/><text:s text:c="4"/><text:tab/><text:bookmark-start text:name="_Toc314825130"/>stopRightMotor()<text:bookmark-end text:name="__RefHeading__2145_1462043000"/><text:bookmark-end text:name="_Toc314825130"/></text:h>
      <text:p text:style-name="Standard"/>
      <text:p text:style-name="Standard"/>
      <text:p text:style-name="Standard"><text:tab/>Description</text:p>
      <text:p text:style-name="Standard"/>
      <text:p text:style-name="Standard"><text:tab/>Syntax</text:p>
      <text:p text:style-name="Standard"><text:tab/><text:tab/>stopRightMotor()</text:p>
      <text:p text:style-name="Standard"/>
      <text:p text:style-name="Standard"><text:tab/>Parameters</text:p>
      <text:p text:style-name="Standard"><text:tab/><text:tab/>None</text:p>
      <text:p text:style-name="Standard"/>
      <text:p text:style-name="Standard"><text:tab/>Returns</text:p>
      <text:p text:style-name="Standard"><text:tab/><text:tab/>None</text:p>
      <text:p text:style-name="Standard"/>
      <text:p text:style-name="Standard"><text:tab/>Example</text:p>
      <text:p text:style-name="Standard"/>
      <text:h text:style-name="Heading_20_2" text:outline-level="2"><text:bookmark text:name="__RefHeading__2147_1462043000"/><text:s text:c="4"/><text:tab/><text:bookmark-start text:name="_Toc314825131"/>stopLeftMotor()<text:bookmark-end text:name="__RefHeading__2147_1462043000"/><text:bookmark-end text:name="_Toc314825131"/></text:h>
      <text:p text:style-name="Standard"/>
      <text:p text:style-name="Standard"><text:tab/>Description</text:p>
      <text:p text:style-name="Standard"/>
      <text:p text:style-name="Standard"><text:tab/>Syntax</text:p>
      <text:p text:style-name="Standard"><text:tab/><text:tab/>stopLeftMotor()</text:p>
      <text:p text:style-name="Standard"/>
      <text:p text:style-name="Standard"><text:tab/>Parameters</text:p>
      <text:p text:style-name="Standard"><text:tab/><text:tab/>None</text:p>
      <text:p text:style-name="Standard"/>
      <text:p text:style-name="Standard"><text:tab/>Returns</text:p>
      <text:p text:style-name="Standard"><text:tab/><text:tab/>None</text:p>
      <text:p text:style-name="Standard"/>
      <text:p text:style-name="Standard"><text:tab/>Example</text:p>
      <text:p text:style-name="Standard"><text:soft-page-break/></text:p>
      <text:h text:style-name="Heading_20_2" text:outline-level="2"><text:bookmark text:name="__RefHeading__2149_1462043000"/><text:s text:c="4"/><text:tab/><text:bookmark-start text:name="_Toc314825132"/>pollWallSensors()<text:bookmark-end text:name="__RefHeading__2149_1462043000"/><text:bookmark-end text:name="_Toc314825132"/></text:h>
      <text:p text:style-name="Standard"/>
      <text:p text:style-name="Standard"><text:tab/>Description</text:p>
      <text:p text:style-name="Standard"/>
      <text:p text:style-name="Standard"><text:tab/>Syntax</text:p>
      <text:p text:style-name="Standard"><text:tab/><text:tab/>pollWallSensors(&amp;ObstacleSensorPolarity)</text:p>
      <text:p text:style-name="Standard"/>
      <text:p text:style-name="Standard"><text:tab/>Parameters</text:p>
      <text:p text:style-name="Standard"><text:tab/><text:tab/>boolean</text:p>
      <text:p text:style-name="Standard"/>
      <text:p text:style-name="Standard"><text:tab/>Returns</text:p>
      <text:p text:style-name="Standard"><text:tab/><text:tab/>None</text:p>
      <text:p text:style-name="Standard"/>
      <text:p text:style-name="Standard"><text:tab/>Example</text:p>
      <text:p text:style-name="Standard"/>
      <text:h text:style-name="Heading_20_2" text:outline-level="2"><text:bookmark text:name="__RefHeading__2151_1462043000"/><text:s text:c="4"/><text:tab/><text:bookmark-start text:name="_Toc314825133"/>pollLineSensors()<text:bookmark-end text:name="__RefHeading__2151_1462043000"/><text:bookmark-end text:name="_Toc314825133"/></text:h>
      <text:p text:style-name="Standard"/>
      <text:p text:style-name="Standard"><text:tab/>Description</text:p>
      <text:p text:style-name="Standard"><text:tab/></text:p>
      <text:p text:style-name="Standard"><text:tab/>Syntax</text:p>
      <text:p text:style-name="Standard"><text:tab/><text:tab/>pollLineSensors(&amp;LineSensorPolarity)</text:p>
      <text:p text:style-name="Standard"/>
      <text:p text:style-name="Standard"><text:tab/>Parameters</text:p>
      <text:p text:style-name="Standard"><text:tab/><text:tab/>boolean</text:p>
      <text:p text:style-name="Standard"/>
      <text:p text:style-name="Standard"><text:tab/>Returns</text:p>
      <text:p text:style-name="Standard"><text:tab/><text:tab/>None</text:p>
      <text:p text:style-name="Standard"/>
      <text:p text:style-name="Standard"><text:tab/>Example</text:p>
      <text:p text:style-name="Standard"/>
      <text:h text:style-name="P34" text:outline-level="1"><text:bookmark text:name="__RefHeading__2153_1462043000"/><text:s/><text:bookmark-start text:name="_Toc314825134"/>Advanced Functions<text:bookmark-end text:name="__RefHeading__2153_1462043000"/><text:bookmark-end text:name="_Toc314825134"/></text:h>
      <text:p text:style-name="P24"/>
      <text:list xml:id="list41387007" text:style-name="L3">
        <text:list-item>
          <text:list>
            <text:list-item>
              <text:p text:style-name="P32"><text:s/>D-Protocol</text:p>
            </text:list-item>
          </text:list>
        </text:list-item>
      </text:list>
      <text:p text:style-name="Standard"/>
      <text:list xml:id="list41455567" text:continue-numbering="true" text:style-name="L3">
        <text:list-item>
          <text:list>
            <text:list-item>
              <text:list>
                <text:list-item>
                  <text:p text:style-name="P32"><text:s/>Command Structure</text:p>
                </text:list-item>
              </text:list>
            </text:list-item>
          </text:list>
        </text:list-item>
      </text:list>
      <text:p text:style-name="P10"/>
      <text:p text:style-name="P7">"Dxx [Command_Code] [Parameter1] [Parameter2] &lt;Return&gt;&lt;Line Feed&gt;" </text:p>
      <text:p text:style-name="P7">(At least 10mS Transmission interval)</text:p>
      <text:p text:style-name="Standard"/>
      <text:p text:style-name="P7">"# This is a comment"</text:p>
      <text:p text:style-name="P7">Comments (preceeded by a character '#')</text:p>
      <text:p text:style-name="Standard"/>
      <text:list xml:id="list41413559" text:style-name="L4">
        <text:list-item>
          <text:list>
            <text:list-item>
              <text:list>
                <text:list-item>
                  <text:p text:style-name="P29">Running at 9600bps / 4800bps baudrate.</text:p>
                </text:list-item>
                <text:list-item>
                  <text:p text:style-name="P29">Every packet must start with ascii character 'D' (0x44) to indicate the start of a D-Protocol packet.</text:p>
                </text:list-item>
                <text:list-item>
                  <text:p text:style-name="P29">xx is the device/module number.</text:p>
                </text:list-item>
                <text:list-item>
                  <text:p text:style-name="P29">Each string of the D-Protocol packet is preceeded by the ascii &lt;SPACE&gt; character 0x20. This includes the last string of the packet.</text:p>
                </text:list-item>
                <text:list-item>
                  <text:p text:style-name="P29"><text:soft-page-break/>The Command_Code is a fixed length(4 characters) string which tells what register to access</text:p>
                </text:list-item>
                <text:list-item>
                  <text:p text:style-name="P29">There may be cases that a specific command code requires supporting parameters, these are optional depending on the command used. </text:p>
                </text:list-item>
                <text:list-item>
                  <text:p text:style-name="P29">Parameters are limited to maximum of 6 characters only. No limit on the minimum number of characters for the parameter.</text:p>
                </text:list-item>
                <text:list-item>
                  <text:p text:style-name="P29">D-Protocol command is terminated by a return (0x0D) and line feed (0x0A) characters.</text:p>
                </text:list-item>
              </text:list>
            </text:list-item>
          </text:list>
        </text:list-item>
      </text:list>
      <text:p text:style-name="Standard"/>
      <text:list xml:id="list41390270" text:style-name="L3">
        <text:list-item>
          <text:list>
            <text:list-item>
              <text:list>
                <text:list-item>
                  <text:p text:style-name="P32">Protocol Table</text:p>
                </text:list-item>
              </text:list>
            </text:list-item>
          </text:list>
        </text:list-item>
      </text:list>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4">Type</text:p>
          </table:table-cell>
          <table:table-cell table:style-name="Table1.A1" office:value-type="string">
            <text:p text:style-name="P4">Command</text:p>
          </table:table-cell>
          <table:table-cell table:style-name="Table1.A1" office:value-type="string">
            <text:p text:style-name="P4">Command Code</text:p>
          </table:table-cell>
          <table:table-cell table:style-name="Table1.A1" office:value-type="string">
            <text:p text:style-name="P4">Parameter 1</text:p>
          </table:table-cell>
          <table:table-cell table:style-name="Table1.A1" office:value-type="string">
            <text:p text:style-name="P4">Parameter 2</text:p>
          </table:table-cell>
        </table:table-row>
        <table:table-row>
          <table:table-cell table:style-name="Table1.A1" table:number-rows-spanned="5" office:value-type="string">
            <text:p text:style-name="Standard">Low Level</text:p>
          </table:table-cell>
          <table:table-cell table:style-name="Table1.B2" office:value-type="string">
            <text:p text:style-name="Standard"/>
          </table:table-cell>
          <table:table-cell table:style-name="Table1.B2" office:value-type="string">
            <text:p text:style-name="P4"/>
          </table:table-cell>
          <table:table-cell table:style-name="Table1.B2" office:value-type="string">
            <text:p text:style-name="Standard"/>
          </table:table-cell>
          <table:table-cell table:style-name="Table1.B2" office:value-type="string">
            <text:p text:style-name="Standard"/>
          </table:table-cell>
        </table:table-row>
        <table:table-row>
          <table:covered-table-cell/>
          <table:table-cell table:style-name="Table1.A1" office:value-type="string">
            <text:p text:style-name="Standard">runRightMotor</text:p>
          </table:table-cell>
          <table:table-cell table:style-name="Table1.A1" office:value-type="string">
            <text:p text:style-name="P4">rRMT</text:p>
          </table:table-cell>
          <table:table-cell table:style-name="Table1.A1" office:value-type="string">
            <text:p text:style-name="Standard">Speed</text:p>
            <text:p text:style-name="Standard">0 - 255</text:p>
          </table:table-cell>
          <table:table-cell table:style-name="Table1.A1" office:value-type="string">
            <text:p text:style-name="Standard">Direction</text:p>
            <text:p text:style-name="Standard">'F' - forward</text:p>
            <text:p text:style-name="Standard">'R' - reverse</text:p>
          </table:table-cell>
        </table:table-row>
        <table:table-row>
          <table:covered-table-cell/>
          <table:table-cell table:style-name="Table1.A1" office:value-type="string">
            <text:p text:style-name="Normal">runLeftMotor</text:p>
          </table:table-cell>
          <table:table-cell table:style-name="Table1.A1" office:value-type="string">
            <text:p text:style-name="P25">rLMT</text:p>
          </table:table-cell>
          <table:table-cell table:style-name="Table1.A1" office:value-type="string">
            <text:p text:style-name="Standard">Speed</text:p>
            <text:p text:style-name="Standard">0 - 255</text:p>
          </table:table-cell>
          <table:table-cell table:style-name="Table1.A1" office:value-type="string">
            <text:p text:style-name="Standard">Direction</text:p>
            <text:p text:style-name="Standard">'F' - forward</text:p>
            <text:p text:style-name="Standard">'R' - reverse</text:p>
          </table:table-cell>
        </table:table-row>
        <table:table-row>
          <table:covered-table-cell/>
          <table:table-cell table:style-name="Table1.A1" office:value-type="string">
            <text:p text:style-name="Standard">stopRightMotor</text:p>
          </table:table-cell>
          <table:table-cell table:style-name="Table1.A1" office:value-type="string">
            <text:p text:style-name="P4">sRMT</text:p>
          </table:table-cell>
          <table:table-cell table:style-name="Table1.A1" office:value-type="string">
            <text:p text:style-name="Normal">&lt;none&gt;</text:p>
          </table:table-cell>
          <table:table-cell table:style-name="Table1.A1" office:value-type="string">
            <text:p text:style-name="Normal">&lt;none&gt;</text:p>
          </table:table-cell>
        </table:table-row>
        <table:table-row>
          <table:covered-table-cell/>
          <table:table-cell table:style-name="Table1.A1" office:value-type="string">
            <text:p text:style-name="Standard">stopLeftMotor<text:tab/></text:p>
          </table:table-cell>
          <table:table-cell table:style-name="Table1.A1" office:value-type="string">
            <text:p text:style-name="P4">sLMT</text:p>
          </table:table-cell>
          <table:table-cell table:style-name="Table1.A1" office:value-type="string">
            <text:p text:style-name="Normal">&lt;none&gt;</text:p>
          </table:table-cell>
          <table:table-cell table:style-name="Table1.A1" office:value-type="string">
            <text:p text:style-name="Normal">&lt;none&gt;</text:p>
          </table:table-cell>
        </table:table-row>
        <table:table-row>
          <table:table-cell table:style-name="Table1.A1" table:number-rows-spanned="8" office:value-type="string">
            <text:p text:style-name="Standard">High Level</text:p>
          </table:table-cell>
          <table:table-cell table:style-name="Table1.B2" office:value-type="string">
            <text:p text:style-name="Normal"/>
          </table:table-cell>
          <table:table-cell table:style-name="Table1.B2" office:value-type="string">
            <text:p text:style-name="P25"/>
          </table:table-cell>
          <table:table-cell table:style-name="Table1.B2" office:value-type="string">
            <text:p text:style-name="Standard"/>
          </table:table-cell>
          <table:table-cell table:style-name="Table1.B2" office:value-type="string">
            <text:p text:style-name="Standard"/>
          </table:table-cell>
        </table:table-row>
        <table:table-row>
          <table:covered-table-cell/>
          <table:table-cell table:style-name="Table1.A1" office:value-type="string">
            <text:p text:style-name="Standard">moveForward</text:p>
          </table:table-cell>
          <table:table-cell table:style-name="Table1.A1" office:value-type="string">
            <text:p text:style-name="P4">mFWD</text:p>
          </table:table-cell>
          <table:table-cell table:style-name="Table1.A1" office:value-type="string">
            <text:p text:style-name="Standard">Speed</text:p>
            <text:p text:style-name="Normal">0 - 255</text:p>
          </table:table-cell>
          <table:table-cell table:style-name="Table1.A1" office:value-type="string">
            <text:p text:style-name="Normal">&lt;none&gt;</text:p>
          </table:table-cell>
        </table:table-row>
        <table:table-row>
          <table:covered-table-cell/>
          <table:table-cell table:style-name="Table1.A1" office:value-type="string">
            <text:p text:style-name="Standard">moveBackward</text:p>
          </table:table-cell>
          <table:table-cell table:style-name="Table1.A1" office:value-type="string">
            <text:p text:style-name="P4">mBCK</text:p>
          </table:table-cell>
          <table:table-cell table:style-name="Table1.A1" office:value-type="string">
            <text:p text:style-name="Standard">Speed</text:p>
            <text:p text:style-name="Normal">0 - 255</text:p>
          </table:table-cell>
          <table:table-cell table:style-name="Table1.A1" office:value-type="string">
            <text:p text:style-name="Normal">&lt;none&gt;</text:p>
          </table:table-cell>
        </table:table-row>
        <table:table-row>
          <table:covered-table-cell/>
          <table:table-cell table:style-name="Table1.A1" office:value-type="string">
            <text:p text:style-name="Standard">turnLeft</text:p>
          </table:table-cell>
          <table:table-cell table:style-name="Table1.A1" office:value-type="string">
            <text:p text:style-name="P4">tLFT</text:p>
          </table:table-cell>
          <table:table-cell table:style-name="Table1.A1" office:value-type="string">
            <text:p text:style-name="Standard">Speed</text:p>
            <text:p text:style-name="Standard">0 - 255</text:p>
          </table:table-cell>
          <table:table-cell table:style-name="Table1.A1" office:value-type="string">
            <text:p text:style-name="Normal">&lt;none&gt;</text:p>
          </table:table-cell>
        </table:table-row>
        <table:table-row>
          <table:covered-table-cell/>
          <table:table-cell table:style-name="Table1.A1" office:value-type="string">
            <text:p text:style-name="Standard">turnRight</text:p>
          </table:table-cell>
          <table:table-cell table:style-name="Table1.A1" office:value-type="string">
            <text:p text:style-name="P4">tRGT</text:p>
          </table:table-cell>
          <table:table-cell table:style-name="Table1.A1" office:value-type="string">
            <text:p text:style-name="Standard">Speed</text:p>
            <text:p text:style-name="Standard">0 - 255</text:p>
          </table:table-cell>
          <table:table-cell table:style-name="Table1.A1" office:value-type="string">
            <text:p text:style-name="Normal">&lt;none&gt;</text:p>
          </table:table-cell>
        </table:table-row>
        <table:table-row>
          <table:covered-table-cell/>
          <table:table-cell table:style-name="Table1.A1" office:value-type="string">
            <text:p text:style-name="Standard">rotateLeft</text:p>
          </table:table-cell>
          <table:table-cell table:style-name="Table1.A1" office:value-type="string">
            <text:p text:style-name="P4">rLFT</text:p>
          </table:table-cell>
          <table:table-cell table:style-name="Table1.A1" office:value-type="string">
            <text:p text:style-name="Standard">Speed</text:p>
            <text:p text:style-name="Standard">0 - 255</text:p>
          </table:table-cell>
          <table:table-cell table:style-name="Table1.A1" office:value-type="string">
            <text:p text:style-name="Normal">&lt;none&gt;</text:p>
          </table:table-cell>
        </table:table-row>
        <table:table-row>
          <table:covered-table-cell/>
          <table:table-cell table:style-name="Table1.A1" office:value-type="string">
            <text:p text:style-name="Standard">rotateRight</text:p>
          </table:table-cell>
          <table:table-cell table:style-name="Table1.A1" office:value-type="string">
            <text:p text:style-name="P4">rRGT</text:p>
          </table:table-cell>
          <table:table-cell table:style-name="Table1.A1" office:value-type="string">
            <text:p text:style-name="Standard">Speed</text:p>
            <text:p text:style-name="Standard">0 - 255</text:p>
          </table:table-cell>
          <table:table-cell table:style-name="Table1.A1" office:value-type="string">
            <text:p text:style-name="Normal">&lt;none&gt;</text:p>
          </table:table-cell>
        </table:table-row>
        <table:table-row>
          <table:covered-table-cell/>
          <table:table-cell table:style-name="Table1.A1" office:value-type="string">
            <text:p text:style-name="Standard">stopMotors</text:p>
          </table:table-cell>
          <table:table-cell table:style-name="Table1.A1" office:value-type="string">
            <text:p text:style-name="P4">sPBT</text:p>
          </table:table-cell>
          <table:table-cell table:style-name="Table1.A1" office:value-type="string">
            <text:p text:style-name="Standard">Speed</text:p>
            <text:p text:style-name="Standard">0 - 255</text:p>
          </table:table-cell>
          <table:table-cell table:style-name="Table1.A1" office:value-type="string">
            <text:p text:style-name="Normal">&lt;none&gt;</text:p>
          </table:table-cell>
        </table:table-row>
        <table:table-row>
          <table:table-cell table:style-name="Table1.A1" table:number-rows-spanned="4" office:value-type="string">
            <text:p text:style-name="Standard">Servo</text:p>
          </table:table-cell>
          <table:table-cell table:style-name="Table1.B2" office:value-type="string">
            <text:p text:style-name="Standard"/>
          </table:table-cell>
          <table:table-cell table:style-name="Table1.B2" office:value-type="string">
            <text:p text:style-name="P4"/>
          </table:table-cell>
          <table:table-cell table:style-name="Table1.B2" office:value-type="string">
            <text:p text:style-name="Standard"/>
          </table:table-cell>
          <table:table-cell table:style-name="Table1.B2" office:value-type="string">
            <text:p text:style-name="Standard"/>
          </table:table-cell>
        </table:table-row>
        <table:table-row>
          <table:covered-table-cell/>
          <table:table-cell table:style-name="Table1.A1" office:value-type="string">
            <text:p text:style-name="Standard">setServoAngle</text:p>
          </table:table-cell>
          <table:table-cell table:style-name="Table1.A1" office:value-type="string">
            <text:p text:style-name="P4">sSVA</text:p>
          </table:table-cell>
          <table:table-cell table:style-name="Table1.A1" office:value-type="string">
            <text:p text:style-name="Standard">Angle</text:p>
            <text:p text:style-name="Standard">0 - 180</text:p>
          </table:table-cell>
          <table:table-cell table:style-name="Table1.A1" office:value-type="string">
            <text:p text:style-name="Standard">&lt;none&gt;</text:p>
          </table:table-cell>
        </table:table-row>
        <table:table-row>
          <table:covered-table-cell/>
          <table:table-cell table:style-name="Table1.A1" office:value-type="string">
            <text:p text:style-name="Standard">incrementServoAngle<text:tab/></text:p>
          </table:table-cell>
          <table:table-cell table:style-name="Table1.A1" office:value-type="string">
            <text:p text:style-name="P4">iSVA</text:p>
          </table:table-cell>
          <table:table-cell table:style-name="Table1.A1" office:value-type="string">
            <text:p text:style-name="Normal">&lt;none&gt;</text:p>
          </table:table-cell>
          <table:table-cell table:style-name="Table1.A1" office:value-type="string">
            <text:p text:style-name="Normal">&lt;none&gt;</text:p>
          </table:table-cell>
        </table:table-row>
        <table:table-row>
          <table:covered-table-cell/>
          <table:table-cell table:style-name="Table1.A1" office:value-type="string">
            <text:p text:style-name="Standard">decrementServoAngle</text:p>
          </table:table-cell>
          <table:table-cell table:style-name="Table1.A1" office:value-type="string">
            <text:p text:style-name="P4">dSVA</text:p>
          </table:table-cell>
          <table:table-cell table:style-name="Table1.A1" office:value-type="string">
            <text:p text:style-name="Normal">&lt;none&gt;</text:p>
          </table:table-cell>
          <table:table-cell table:style-name="Table1.A1" office:value-type="string">
            <text:p text:style-name="Normal">&lt;none&gt;</text:p>
          </table:table-cell>
        </table:table-row>
        <table:table-row>
          <table:table-cell table:style-name="Table1.A1" table:number-rows-spanned="5" office:value-type="string">
            <text:p text:style-name="Standard">Telemetry</text:p>
          </table:table-cell>
          <table:table-cell table:style-name="Table1.B2" office:value-type="string">
            <text:p text:style-name="Standard"/>
          </table:table-cell>
          <table:table-cell table:style-name="Table1.B2" office:value-type="string">
            <text:p text:style-name="P4"/>
          </table:table-cell>
          <table:table-cell table:style-name="Table1.B2" office:value-type="string">
            <text:p text:style-name="Standard"/>
          </table:table-cell>
          <table:table-cell table:style-name="Table1.B2" office:value-type="string">
            <text:p text:style-name="Standard"/>
          </table:table-cell>
        </table:table-row>
        <table:table-row>
          <table:covered-table-cell/>
          <table:table-cell table:style-name="Table1.A1" office:value-type="string">
            <text:p text:style-name="Standard">readWallSensorsCommand</text:p>
          </table:table-cell>
          <table:table-cell table:style-name="Table1.A1" office:value-type="string">
            <text:p text:style-name="P4">rWSC</text:p>
          </table:table-cell>
          <table:table-cell table:style-name="Table1.A1" office:value-type="string">
            <text:p text:style-name="Normal">&lt;none&gt;</text:p>
          </table:table-cell>
          <table:table-cell table:style-name="Table1.A1" office:value-type="string">
            <text:p text:style-name="Normal">&lt;none&gt;</text:p>
          </table:table-cell>
        </table:table-row>
        <table:table-row>
          <table:covered-table-cell/>
          <table:table-cell table:style-name="Table1.A1" office:value-type="string">
            <text:p text:style-name="Standard">WallSensorsReadReply</text:p>
          </table:table-cell>
          <table:table-cell table:style-name="Table1.A1" office:value-type="string">
            <text:p text:style-name="P4">rWSR</text:p>
          </table:table-cell>
          <table:table-cell table:style-name="Table1.A1" office:value-type="string">
            <text:p text:style-name="Standard">State1</text:p>
            <text:p text:style-name="Standard">NONE<text:tab/></text:p>
            <text:p text:style-name="Standard">LEFT</text:p>
            <text:p text:style-name="Standard">LEFT<text:tab/></text:p>
            <text:p text:style-name="Standard">RIGHT</text:p>
            <text:p text:style-name="Standard">RIGHT</text:p>
            <text:p text:style-name="Standard">FAR</text:p>
            <text:p text:style-name="Standard"><text:soft-page-break/>NEAR<text:tab/><text:tab/></text:p>
          </table:table-cell>
          <table:table-cell table:style-name="Table1.A1" office:value-type="string">
            <text:p text:style-name="Standard">State2</text:p>
            <text:p text:style-name="Standard">&lt;none&gt;</text:p>
            <text:p text:style-name="Standard">&lt;none&gt;</text:p>
            <text:p text:style-name="Standard">CENTER</text:p>
            <text:p text:style-name="Standard">&lt;none&gt;</text:p>
            <text:p text:style-name="Standard">CENTER</text:p>
            <text:p text:style-name="Standard">FRONT</text:p>
            <text:p text:style-name="Standard"><text:soft-page-break/>FRONT</text:p>
          </table:table-cell>
        </table:table-row>
        <table:table-row>
          <table:covered-table-cell/>
          <table:table-cell table:style-name="Table1.A1" office:value-type="string">
            <text:p text:style-name="Standard">readLineSensorsCommand</text:p>
          </table:table-cell>
          <table:table-cell table:style-name="Table1.A1" office:value-type="string">
            <text:p text:style-name="P4">rLSC</text:p>
          </table:table-cell>
          <table:table-cell table:style-name="Table1.A1" office:value-type="string">
            <text:p text:style-name="Normal">&lt;none&gt;</text:p>
          </table:table-cell>
          <table:table-cell table:style-name="Table1.A1" office:value-type="string">
            <text:p text:style-name="Normal">&lt;none&gt;</text:p>
          </table:table-cell>
        </table:table-row>
        <table:table-row>
          <table:covered-table-cell/>
          <table:table-cell table:style-name="Table1.A1" office:value-type="string">
            <text:p text:style-name="Standard">LineSensorsReadReply</text:p>
          </table:table-cell>
          <table:table-cell table:style-name="Table1.A1" office:value-type="string">
            <text:p text:style-name="P4">rLSR</text:p>
          </table:table-cell>
          <table:table-cell table:style-name="Table1.A1" office:value-type="string">
            <text:p text:style-name="Standard">State1</text:p>
            <text:p text:style-name="Standard">NONE<text:tab/></text:p>
            <text:p text:style-name="Standard">LEFT</text:p>
            <text:p text:style-name="Standard">LEFT<text:tab/></text:p>
            <text:p text:style-name="Standard">RIGHT</text:p>
            <text:p text:style-name="Standard">RIGHT</text:p>
            <text:p text:style-name="Standard">LINE</text:p>
            <text:p text:style-name="Standard">LINE<text:tab/><text:tab/></text:p>
          </table:table-cell>
          <table:table-cell table:style-name="Table1.A1" office:value-type="string">
            <text:p text:style-name="Standard">State2</text:p>
            <text:p text:style-name="Standard">&lt;none&gt;</text:p>
            <text:p text:style-name="Standard">&lt;none&gt;</text:p>
            <text:p text:style-name="Standard">CENTER</text:p>
            <text:p text:style-name="Standard">&lt;none&gt;</text:p>
            <text:p text:style-name="Standard">CENTER</text:p>
            <text:p text:style-name="Standard">REAR</text:p>
            <text:p text:style-name="Standard">FRONT</text:p>
          </table:table-cell>
        </table:table-row>
        <table:table-row>
          <table:table-cell table:style-name="Table1.A1" table:number-rows-spanned="3" office:value-type="string">
            <text:p text:style-name="Standard">Batt Voltage</text:p>
          </table:table-cell>
          <table:table-cell table:style-name="Table1.B2" office:value-type="string">
            <text:p text:style-name="Standard"/>
          </table:table-cell>
          <table:table-cell table:style-name="Table1.B2" office:value-type="string">
            <text:p text:style-name="P4"/>
          </table:table-cell>
          <table:table-cell table:style-name="Table1.B2" office:value-type="string">
            <text:p text:style-name="Standard"/>
          </table:table-cell>
          <table:table-cell table:style-name="Table1.B2" office:value-type="string">
            <text:p text:style-name="Standard"/>
          </table:table-cell>
        </table:table-row>
        <table:table-row>
          <table:covered-table-cell/>
          <table:table-cell table:style-name="Table1.A1" office:value-type="string">
            <text:p text:style-name="Standard">readBattStatusCommand</text:p>
          </table:table-cell>
          <table:table-cell table:style-name="Table1.A1" office:value-type="string">
            <text:p text:style-name="P4">rBTC</text:p>
          </table:table-cell>
          <table:table-cell table:style-name="Table1.A1" office:value-type="string">
            <text:p text:style-name="Normal">&lt;none&gt;</text:p>
          </table:table-cell>
          <table:table-cell table:style-name="Table1.A1" office:value-type="string">
            <text:p text:style-name="Normal">&lt;none&gt;</text:p>
          </table:table-cell>
        </table:table-row>
        <table:table-row>
          <table:covered-table-cell/>
          <table:table-cell table:style-name="Table1.A1" office:value-type="string">
            <text:p text:style-name="Standard">BattStatusReply</text:p>
          </table:table-cell>
          <table:table-cell table:style-name="Table1.A1" office:value-type="string">
            <text:p text:style-name="P4">rBTR</text:p>
          </table:table-cell>
          <table:table-cell table:style-name="Table1.A1" office:value-type="string">
            <text:p text:style-name="Standard">Voltage</text:p>
            <text:p text:style-name="Standard">(xx.xxV)</text:p>
          </table:table-cell>
          <table:table-cell table:style-name="Table1.A1" office:value-type="string">
            <text:p text:style-name="Standard"/>
          </table:table-cell>
        </table:table-row>
        <table:table-row>
          <table:table-cell table:style-name="Table1.A1" table:number-rows-spanned="3" office:value-type="string">
            <text:p text:style-name="Standard">Custom</text:p>
          </table:table-cell>
          <table:table-cell table:style-name="Table1.B2" office:value-type="string">
            <text:p text:style-name="P5">(rCMx - even: command, odd: reply)</text:p>
          </table:table-cell>
          <table:table-cell table:style-name="Table1.B2" office:value-type="string">
            <text:p text:style-name="P4"/>
          </table:table-cell>
          <table:table-cell table:style-name="Table1.B2" office:value-type="string">
            <text:p text:style-name="Standard"/>
          </table:table-cell>
          <table:table-cell table:style-name="Table1.B2" office:value-type="string">
            <text:p text:style-name="Standard"/>
          </table:table-cell>
        </table:table-row>
        <table:table-row>
          <table:covered-table-cell/>
          <table:table-cell table:style-name="Table1.A1" office:value-type="string">
            <text:p text:style-name="Standard">readCustomParamCommand</text:p>
          </table:table-cell>
          <table:table-cell table:style-name="Table1.A1" office:value-type="string">
            <text:p text:style-name="P4">rCM0</text:p>
          </table:table-cell>
          <table:table-cell table:style-name="Table1.A1" office:value-type="string">
            <text:p text:style-name="Normal">&lt;option&gt;</text:p>
          </table:table-cell>
          <table:table-cell table:style-name="Table1.A1" office:value-type="string">
            <text:p text:style-name="Normal">&lt;option&gt;</text:p>
          </table:table-cell>
        </table:table-row>
        <table:table-row>
          <table:covered-table-cell/>
          <table:table-cell table:style-name="Table1.A1" office:value-type="string">
            <text:p text:style-name="Standard">CustomParamReply</text:p>
          </table:table-cell>
          <table:table-cell table:style-name="Table1.A1" office:value-type="string">
            <text:p text:style-name="P4">rCM1</text:p>
          </table:table-cell>
          <table:table-cell table:style-name="Table1.A1" office:value-type="string">
            <text:p text:style-name="Normal">&lt;option&gt;</text:p>
          </table:table-cell>
          <table:table-cell table:style-name="Table1.A1" office:value-type="string">
            <text:p text:style-name="Normal">&lt;option&gt;</text:p>
          </table:table-cell>
        </table:table-row>
        <table:table-row>
          <table:table-cell table:style-name="Table1.A1" office:value-type="string">
            <text:p text:style-name="Standard">Unsupported</text:p>
          </table:table-cell>
          <table:table-cell table:style-name="Table1.A1" office:value-type="string">
            <text:p text:style-name="Standard"/>
          </table:table-cell>
          <table:table-cell table:style-name="Table1.A1" office:value-type="string">
            <text:p text:style-name="P4"/>
          </table:table-cell>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CommandNotSupported</text:p>
          </table:table-cell>
          <table:table-cell table:style-name="Table1.A1" office:value-type="string">
            <text:p text:style-name="P4">cNSP</text:p>
          </table:table-cell>
          <table:table-cell table:style-name="Table1.A1" office:value-type="string">
            <text:p text:style-name="Standard">NOT</text:p>
          </table:table-cell>
          <table:table-cell table:style-name="Table1.A1" office:value-type="string">
            <text:p text:style-name="Standard">KNOWN</text:p>
          </table:table-cell>
        </table:table-row>
      </table:table>
      <text:p text:style-name="Standard"/>
      <text:p text:style-name="Standard"/>
      <text:list xml:id="list41456631" text:continue-numbering="true" text:style-name="L3">
        <text:list-item>
          <text:list>
            <text:list-item>
              <text:p text:style-name="P32"><text:s/>Telemetry</text:p>
            </text:list-item>
          </text:list>
        </text:list-item>
      </text:list>
      <text:p text:style-name="P6"/>
      <text:h text:style-name="Heading_20_2" text:outline-level="2"><text:bookmark text:name="__RefHeading__2155_1462043000"/><text:s text:c="4"/><text:bookmark-start text:name="_Toc314825135"/>void pollSensors(unsigned long ulPollingInterval);<text:bookmark-end text:name="__RefHeading__2155_1462043000"/><text:bookmark-end text:name="_Toc314825135"/></text:h>
      <text:p text:style-name="Standard"/>
      <text:h text:style-name="Heading_20_2" text:outline-level="2"><text:bookmark text:name="__RefHeading__2157_1462043000"/><text:s text:c="4"/><text:bookmark-start text:name="_Toc314825136"/>void reportWallSensors(void);<text:bookmark-end text:name="__RefHeading__2157_1462043000"/><text:bookmark-end text:name="_Toc314825136"/></text:h>
      <text:p text:style-name="Standard"/>
      <text:h text:style-name="Heading_20_2" text:outline-level="2"><text:bookmark text:name="__RefHeading__2159_1462043000"/><text:s text:c="4"/><text:bookmark-start text:name="_Toc314825137"/>void reportLineSensors(void);<text:bookmark-end text:name="__RefHeading__2159_1462043000"/><text:bookmark-end text:name="_Toc314825137"/></text:h>
      <text:p text:style-name="Standard"/>
      <text:p text:style-name="Standard"/>
      <text:list xml:id="list41482719" text:continue-numbering="true" text:style-name="L3">
        <text:list-item>
          <text:list>
            <text:list-item>
              <text:p text:style-name="P32"><text:s/>Remote Control</text:p>
            </text:list-item>
          </text:list>
        </text:list-item>
      </text:list>
      <text:p text:style-name="P6"/>
      <text:h text:style-name="Heading_20_2" text:outline-level="2"><text:bookmark text:name="__RefHeading__2161_1462043000"/><text:s text:c="4"/><text:bookmark-start text:name="_Toc314825138"/>void parseIncomingBytes(void);<text:bookmark-end text:name="__RefHeading__2161_1462043000"/><text:bookmark-end text:name="_Toc314825138"/></text:h>
      <text:p text:style-name="Standard"/>
      <text:h text:style-name="Heading_20_2" text:outline-level="2"><text:bookmark text:name="__RefHeading__2163_1462043000"/><text:s text:c="4"/><text:bookmark-start text:name="_Toc314825139"/>void interpretDProtocolCommands(void);<text:bookmark-end text:name="__RefHeading__2163_1462043000"/><text:bookmark-end text:name="_Toc314825139"/></text:h>
      <text:p text:style-name="Standard"/>
      <text:h text:style-name="Heading_20_2" text:outline-level="2"><text:bookmark text:name="__RefHeading__2165_1462043000"/><text:s text:c="4"/><text:bookmark-start text:name="_Toc314825140"/>void resetDProtocol(void);<text:bookmark-end text:name="__RefHeading__2165_1462043000"/><text:bookmark-end text:name="_Toc314825140"/></text:h>
      <text:p text:style-name="Standard"/>
      <text:p text:style-name="Standard"/>
      <text:p text:style-name="Standard"/>
      <text:p text:style-name="Standard"/>
      <text:p text:style-name="Standard"/>
      <text:p text:style-name="Standard"/>
      <text:p text:style-name="Standard"><text:soft-page-break/></text:p>
      <text:h text:style-name="P34" text:outline-level="1"><text:bookmark text:name="__RefHeading__2167_1462043000"/><text:s/><text:bookmark-start text:name="_Toc314825141"/>Future Updates<text:bookmark-end text:name="__RefHeading__2167_1462043000"/><text:bookmark-end text:name="_Toc314825141"/></text:h>
      <text:p text:style-name="Standard"/>
      <text:p text:style-name="Standard"/>
      <text:h text:style-name="Heading_20_2" text:outline-level="2"><text:bookmark text:name="__RefHeading__2169_1462043000"/><text:s text:c="4"/><text:bookmark-start text:name="_Toc314825142"/>unsigned long <text:s/>getRightTachoPeriod(boolean blActiveEdge);<text:bookmark-end text:name="__RefHeading__2169_1462043000"/><text:bookmark-end text:name="_Toc314825142"/></text:h>
      <text:p text:style-name="Standard"/>
      <text:h text:style-name="Heading_20_2" text:outline-level="2"><text:bookmark text:name="__RefHeading__2171_1462043000"/><text:s text:c="4"/><text:bookmark-start text:name="_Toc314825143"/>unsigned long <text:s/>getLeftTachoPeriod(boolean blActiveEdge);<text:bookmark-end text:name="__RefHeading__2171_1462043000"/><text:bookmark-end text:name="_Toc31482514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TOC_20_Heading" style:display-name="TOC Heading" style:family="paragraph" style:parent-style-name="Heading_20_1" style:next-style-name="Normal" style:default-outline-level="" style:list-style-name="">
      <style:paragraph-properties fo:margin-top="0.3335in" fo:margin-bottom="0in" fo:line-height="115%" fo:keep-together="always" fo:orphans="2" fo:widows="2" fo:hyphenation-ladder-count="no-limit" style:vertical-align="auto"/>
      <style:text-properties fo:color="#365f91" style:font-name="Cambria"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TOC_20_2" style:display-name="TOC 2" style:family="paragraph" style:parent-style-name="Normal" style:next-style-name="Normal" style:auto-update="true">
      <style:paragraph-properties fo:margin-left="0.1528in" fo:margin-right="0in" fo:margin-top="0in" fo:margin-bottom="0.0693in" fo:line-height="115%" fo:orphans="2" fo:widows="2" fo:hyphenation-ladder-count="no-limit" fo:text-indent="0in" style:auto-text-indent="false" style:vertical-align="auto">
        <style:tab-stops/>
      </style:paragraph-properties>
      <style:text-properties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fo:hyphenate="true" fo:hyphenation-remain-char-count="0" fo:hyphenation-push-char-count="0"/>
    </style:style>
    <style:style style:name="TOC_20_1" style:display-name="TOC 1" style:family="paragraph" style:parent-style-name="Normal" style:next-style-name="Normal" style:auto-update="true">
      <style:paragraph-properties fo:margin-top="0in" fo:margin-bottom="0.0693in" fo:line-height="115%" fo:orphans="2" fo:widows="2" fo:hyphenation-ladder-count="no-limit" style:vertical-align="auto"/>
      <style:text-properties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fo:hyphenate="true" fo:hyphenation-remain-char-count="0" fo:hyphenation-push-char-count="0"/>
    </style:style>
    <style:style style:name="TOC_20_3" style:display-name="TOC 3" style:family="paragraph" style:parent-style-name="Normal" style:next-style-name="Normal" style:auto-update="true">
      <style:paragraph-properties fo:margin-left="0.3055in" fo:margin-right="0in" fo:margin-top="0in" fo:margin-bottom="0.0693in" fo:line-height="115%" fo:orphans="2" fo:widows="2" fo:hyphenation-ladder-count="no-limit" fo:text-indent="0in" style:auto-text-indent="false" style:vertical-align="auto">
        <style:tab-stops/>
      </style:paragraph-properties>
      <style:text-properties style:font-name="Calibri" fo:font-size="11pt" fo:language="en" fo:country="US" style:letter-kerning="false" style:font-name-asian="Times New Roman" style:font-size-asian="11pt" style:language-asian="en" style:country-asian="US" style:font-name-complex="Times New Roman" style:font-size-complex="11pt" style:language-complex="ar" style:country-complex="SA" fo:hyphenate="true" fo:hyphenation-remain-char-count="0" fo:hyphenation-push-char-count="0"/>
    </style:style>
    <style:style style:name="Title" style:family="paragraph" style:parent-style-name="Normal" style:next-style-name="Normal" style:class="chapter">
      <style:paragraph-properties fo:margin-top="0in" fo:margin-bottom="0.2083in"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name-complex="Times New Roman" style:font-size-complex="26pt"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4f81bd" style:font-name="Cambria" fo:letter-spacing="0.0102in" fo:font-style="italic" style:font-name-asian="Times New Roman" style:font-style-asian="italic" style:font-name-complex="Times New Roman" style:font-style-complex="italic"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letter-spacing="0.0102in" fo:font-style="italic" style:font-name-asian="Times New Roman" style:font-style-asian="italic" style:font-name-complex="Times New Roman" style:font-style-complex="italic"/>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9LVL1" style:display-name="WW_CharLFO9LVL1" style:family="text">
      <style:text-properties style:font-name="Times New Roman" style:font-name-asian="Andale Sans UI" style:font-name-complex="Times New Roman"/>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9-04-16T11:32:00Z</meta:creation-date>
    <dc:date>2012-01-23T21:33:07.10</dc:date>
    <meta:editing-cycles>131</meta:editing-cycles>
    <meta:editing-duration>PT06H14M51S</meta:editing-duration>
    <meta:document-statistic meta:table-count="1" meta:image-count="1" meta:object-count="0" meta:page-count="17" meta:paragraph-count="556" meta:word-count="1395" meta:character-count="11071"/>
    <meta:user-defined meta:name="Info 1"/>
    <meta:user-defined meta:name="Info 2"/>
    <meta:user-defined meta:name="Info 3"/>
    <meta:user-defined meta:name="Info 4"/>
    <meta:template xlink:type="simple" xlink:actuate="onRequest" xlink:title="" xlink:href="Normal.dotm"/>
  </office:meta>
</office:document-meta>
</file>